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style>
    <style:style style:name="Table11.A" style:family="table-column">
      <style:table-column-properties style:column-width="3.47cm" style:rel-column-width="14279*"/>
    </style:style>
    <style:style style:name="Table11.B" style:family="table-column">
      <style:table-column-properties style:column-width="12.451cm" style:rel-column-width="512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style>
    <style:style style:name="Table12.A" style:family="table-column">
      <style:table-column-properties style:column-width="3.47cm" style:rel-column-width="14279*"/>
    </style:style>
    <style:style style:name="Table12.B" style:family="table-column">
      <style:table-column-properties style:column-width="12.451cm" style:rel-column-width="512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style>
    <style:style style:name="Table9.A" style:family="table-column">
      <style:table-column-properties style:column-width="3.47cm" style:rel-column-width="14279*"/>
    </style:style>
    <style:style style:name="Table9.B" style:family="table-column">
      <style:table-column-properties style:column-width="12.451cm" style:rel-column-width="5125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style>
    <style:style style:name="Table13.A" style:family="table-column">
      <style:table-column-properties style:column-width="3.47cm" style:rel-column-width="14279*"/>
    </style:style>
    <style:style style:name="Table13.B" style:family="table-column">
      <style:table-column-properties style:column-width="12.451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style>
    <style:style style:name="Table10.A" style:family="table-column">
      <style:table-column-properties style:column-width="3.47cm" style:rel-column-width="14279*"/>
    </style:style>
    <style:style style:name="Table10.B" style:family="table-column">
      <style:table-column-properties style:column-width="12.451cm" style:rel-column-width="5125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style>
    <style:style style:name="Table14.A" style:family="table-column">
      <style:table-column-properties style:column-width="3.47cm" style:rel-column-width="14279*"/>
    </style:style>
    <style:style style:name="Table14.B" style:family="table-column">
      <style:table-column-properties style:column-width="12.451cm" style:rel-column-width="5125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style>
    <style:style style:name="Table15.A" style:family="table-column">
      <style:table-column-properties style:column-width="3.47cm" style:rel-column-width="14279*"/>
    </style:style>
    <style:style style:name="Table15.B" style:family="table-column">
      <style:table-column-properties style:column-width="12.451cm" style:rel-column-width="512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style:font-name="Calibri Light" fo:font-size="12pt" fo:font-style="normal" officeooo:paragraph-rsid="0083c933" style:font-size-asian="10.5pt" style:font-style-asian="normal" style:font-size-complex="12pt" style:font-style-complex="normal"/>
    </style:style>
    <style:style style:name="P28" style:family="paragraph" style:parent-style-name="Normal">
      <style:text-properties officeooo:paragraph-rsid="00b7db49"/>
    </style:style>
    <style:style style:name="P29" style:family="paragraph" style:parent-style-name="Normal">
      <style:text-properties officeooo:paragraph-rsid="00c41493"/>
    </style:style>
    <style:style style:name="P30" style:family="paragraph" style:parent-style-name="Normal">
      <style:text-properties officeooo:paragraph-rsid="00ec307f"/>
    </style:style>
    <style:style style:name="P31" style:family="paragraph" style:parent-style-name="Normal">
      <style:text-properties officeooo:paragraph-rsid="00f71a46"/>
    </style:style>
    <style:style style:name="P32" style:family="paragraph" style:parent-style-name="Normal">
      <style:text-properties officeooo:paragraph-rsid="00f9efed"/>
    </style:style>
    <style:style style:name="P33" style:family="paragraph" style:parent-style-name="Normal">
      <style:text-properties officeooo:paragraph-rsid="011c1c31"/>
    </style:style>
    <style:style style:name="P34" style:family="paragraph" style:parent-style-name="Normal">
      <style:text-properties officeooo:paragraph-rsid="01312497"/>
    </style:style>
    <style:style style:name="P35"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6" style:family="paragraph" style:parent-style-name="Table_20_Contents">
      <style:text-properties style:font-name="Calibri Light" officeooo:rsid="00193e6e"/>
    </style:style>
    <style:style style:name="P37" style:family="paragraph" style:parent-style-name="Table_20_Contents">
      <style:text-properties style:font-name="Calibri Light" officeooo:rsid="00193e6e" officeooo:paragraph-rsid="00193e6e"/>
    </style:style>
    <style:style style:name="P38" style:family="paragraph" style:parent-style-name="Table_20_Contents">
      <style:text-properties style:font-name="Calibri Light" officeooo:paragraph-rsid="00193e6e"/>
    </style:style>
    <style:style style:name="P39" style:family="paragraph" style:parent-style-name="Table_20_Contents">
      <style:text-properties style:font-name="Calibri Light" officeooo:rsid="005c8033" officeooo:paragraph-rsid="005c8033"/>
    </style:style>
    <style:style style:name="P40" style:family="paragraph" style:parent-style-name="Table_20_Contents">
      <style:text-properties style:font-name="Calibri Light" officeooo:rsid="005f8a29" officeooo:paragraph-rsid="005f8a29"/>
    </style:style>
    <style:style style:name="P41" style:family="paragraph" style:parent-style-name="Table_20_Contents">
      <style:text-properties style:font-name="Calibri Light" officeooo:rsid="008c7366" officeooo:paragraph-rsid="008c7366"/>
    </style:style>
    <style:style style:name="P42" style:family="paragraph" style:parent-style-name="Table_20_Contents">
      <style:text-properties officeooo:rsid="00b8adb2" officeooo:paragraph-rsid="00b8adb2"/>
    </style:style>
    <style:style style:name="P43" style:family="paragraph" style:parent-style-name="Table_20_Contents">
      <style:text-properties officeooo:rsid="00b8d95e" officeooo:paragraph-rsid="00b8d95e"/>
    </style:style>
    <style:style style:name="P44" style:family="paragraph" style:parent-style-name="Table_20_Contents">
      <style:text-properties officeooo:rsid="00bb9670" officeooo:paragraph-rsid="00bb9670"/>
    </style:style>
    <style:style style:name="P45" style:family="paragraph" style:parent-style-name="Table_20_Contents">
      <style:text-properties officeooo:paragraph-rsid="00bb9670"/>
    </style:style>
    <style:style style:name="P46" style:family="paragraph" style:parent-style-name="Table_20_Contents">
      <style:text-properties officeooo:paragraph-rsid="00193e6e"/>
    </style:style>
    <style:style style:name="P47" style:family="paragraph" style:parent-style-name="Table_20_Contents">
      <style:paragraph-properties fo:text-align="start" style:justify-single-word="false"/>
      <style:text-properties style:font-name="Calibri Light1" fo:font-size="12pt" fo:font-weight="bold" officeooo:rsid="0022cf3a" officeooo:paragraph-rsid="00ec307f"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alibri Light1" fo:font-size="12pt" fo:font-weight="bold" officeooo:rsid="0022cf3a" officeooo:paragraph-rsid="00f2e6e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Calibri Light1" fo:font-size="12pt" fo:font-weight="bold" officeooo:rsid="0022cf3a" officeooo:paragraph-rsid="00f71a46"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Calibri Light1" fo:font-size="12pt" fo:font-weight="bold" officeooo:rsid="0022cf3a" officeooo:paragraph-rsid="00f9efe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Calibri Light1" fo:font-size="12pt" fo:font-weight="bold" officeooo:rsid="0022cf3a" officeooo:paragraph-rsid="011c1c3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Calibri Light1" fo:font-size="12pt" fo:font-weight="bold" officeooo:rsid="0022cf3a" officeooo:paragraph-rsid="012a176a"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Calibri Light1" fo:font-size="12pt" fo:font-weight="bold" officeooo:rsid="0022cf3a" officeooo:paragraph-rsid="013047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Calibri Light1" fo:font-size="12pt" fo:font-weight="bold" officeooo:rsid="0022cf3a" officeooo:paragraph-rsid="014d8376"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Calibri Light1" fo:font-size="12pt" officeooo:rsid="0022cf3a" officeooo:paragraph-rsid="00ec307f" style:font-size-asian="12pt" style:font-size-complex="12pt"/>
    </style:style>
    <style:style style:name="P56" style:family="paragraph" style:parent-style-name="Table_20_Contents">
      <style:paragraph-properties fo:text-align="start" style:justify-single-word="false"/>
      <style:text-properties style:font-name="Calibri Light1" fo:font-size="12pt" officeooo:rsid="0022cf3a" officeooo:paragraph-rsid="00f2e6ea" style:font-size-asian="12pt" style:font-size-complex="12pt"/>
    </style:style>
    <style:style style:name="P57" style:family="paragraph" style:parent-style-name="Table_20_Contents">
      <style:paragraph-properties fo:text-align="start" style:justify-single-word="false"/>
      <style:text-properties style:font-name="Calibri Light1" fo:font-size="12pt" officeooo:rsid="0022cf3a" officeooo:paragraph-rsid="00f71a46" style:font-size-asian="12pt" style:font-size-complex="12pt"/>
    </style:style>
    <style:style style:name="P58" style:family="paragraph" style:parent-style-name="Table_20_Contents">
      <style:paragraph-properties fo:text-align="start" style:justify-single-word="false"/>
      <style:text-properties style:font-name="Calibri Light1" fo:font-size="12pt" officeooo:rsid="0022cf3a" officeooo:paragraph-rsid="00f9efed" style:font-size-asian="12pt" style:font-size-complex="12pt"/>
    </style:style>
    <style:style style:name="P59" style:family="paragraph" style:parent-style-name="Table_20_Contents">
      <style:paragraph-properties fo:text-align="start" style:justify-single-word="false"/>
      <style:text-properties style:font-name="Calibri Light1" fo:font-size="12pt" officeooo:rsid="0022cf3a" officeooo:paragraph-rsid="011c1c31" style:font-size-asian="12pt" style:font-size-complex="12pt"/>
    </style:style>
    <style:style style:name="P60" style:family="paragraph" style:parent-style-name="Table_20_Contents">
      <style:paragraph-properties fo:text-align="start" style:justify-single-word="false"/>
      <style:text-properties style:font-name="Calibri Light1" fo:font-size="12pt" officeooo:rsid="0022cf3a" officeooo:paragraph-rsid="012a176a" style:font-size-asian="12pt" style:font-size-complex="12pt"/>
    </style:style>
    <style:style style:name="P61" style:family="paragraph" style:parent-style-name="Table_20_Contents">
      <style:paragraph-properties fo:text-align="start" style:justify-single-word="false"/>
      <style:text-properties style:font-name="Calibri Light1" fo:font-size="12pt" officeooo:rsid="0022cf3a" officeooo:paragraph-rsid="01304700" style:font-size-asian="12pt" style:font-size-complex="12pt"/>
    </style:style>
    <style:style style:name="P62" style:family="paragraph" style:parent-style-name="Table_20_Contents">
      <style:paragraph-properties fo:text-align="start" style:justify-single-word="false"/>
      <style:text-properties style:font-name="Calibri Light1" fo:font-size="12pt" officeooo:rsid="0022cf3a" officeooo:paragraph-rsid="014d8376" style:font-size-asian="12pt" style:font-size-complex="12pt"/>
    </style:style>
    <style:style style:name="P63" style:family="paragraph" style:parent-style-name="Table_20_Contents">
      <style:paragraph-properties fo:text-align="start" style:justify-single-word="false"/>
      <style:text-properties style:font-name="Calibri Light1" fo:font-size="12pt" officeooo:rsid="00edc9ba" officeooo:paragraph-rsid="00edc9ba" style:font-size-asian="12pt" style:font-size-complex="12pt"/>
    </style:style>
    <style:style style:name="P64" style:family="paragraph" style:parent-style-name="Table_20_Contents">
      <style:paragraph-properties fo:text-align="start" style:justify-single-word="false"/>
      <style:text-properties style:font-name="Calibri Light1" fo:font-size="12pt" officeooo:rsid="00f4cd60" officeooo:paragraph-rsid="00f4cd60" style:font-size-asian="12pt" style:font-size-complex="12pt"/>
    </style:style>
    <style:style style:name="P65" style:family="paragraph" style:parent-style-name="Table_20_Contents">
      <style:paragraph-properties fo:text-align="start" style:justify-single-word="false"/>
      <style:text-properties style:font-name="Calibri Light1" fo:font-size="12pt" officeooo:rsid="00fbb2c3" officeooo:paragraph-rsid="00fbb2c3" style:font-size-asian="12pt" style:font-size-complex="12pt"/>
    </style:style>
    <style:style style:name="P66" style:family="paragraph" style:parent-style-name="Table_20_Contents">
      <style:paragraph-properties fo:text-align="start" style:justify-single-word="false"/>
      <style:text-properties style:font-name="Calibri Light1" fo:font-size="12pt" officeooo:rsid="010046d7" officeooo:paragraph-rsid="010046d7" style:font-size-asian="12pt" style:font-size-complex="12pt"/>
    </style:style>
    <style:style style:name="P67" style:family="paragraph" style:parent-style-name="Table_20_Contents">
      <style:paragraph-properties fo:text-align="start" style:justify-single-word="false"/>
      <style:text-properties style:font-name="Calibri Light1" fo:font-size="12pt" officeooo:rsid="01005efd" officeooo:paragraph-rsid="01005efd" style:font-size-asian="12pt" style:font-size-complex="12pt"/>
    </style:style>
    <style:style style:name="P68" style:family="paragraph" style:parent-style-name="Table_20_Contents">
      <style:paragraph-properties fo:text-align="start" style:justify-single-word="false"/>
      <style:text-properties style:font-name="Calibri Light1" fo:font-size="12pt" officeooo:rsid="0101436c" officeooo:paragraph-rsid="0101436c" style:font-size-asian="12pt" style:font-size-complex="12pt"/>
    </style:style>
    <style:style style:name="P69" style:family="paragraph" style:parent-style-name="Table_20_Contents">
      <style:paragraph-properties fo:text-align="start" style:justify-single-word="false"/>
      <style:text-properties style:font-name="Calibri Light1" fo:font-size="12pt" officeooo:rsid="01026e02" officeooo:paragraph-rsid="01026e02" style:font-size-asian="12pt" style:font-size-complex="12pt"/>
    </style:style>
    <style:style style:name="P70" style:family="paragraph" style:parent-style-name="Table_20_Contents">
      <style:paragraph-properties fo:text-align="start" style:justify-single-word="false"/>
      <style:text-properties style:font-name="Calibri Light1" fo:font-size="12pt" officeooo:rsid="01026e02" officeooo:paragraph-rsid="01101c0a" style:font-size-asian="12pt" style:font-size-complex="12pt"/>
    </style:style>
    <style:style style:name="P71" style:family="paragraph" style:parent-style-name="Table_20_Contents">
      <style:paragraph-properties fo:text-align="start" style:justify-single-word="false"/>
      <style:text-properties style:font-name="Calibri Light1" fo:font-size="12pt" officeooo:rsid="01037828" officeooo:paragraph-rsid="01037828" style:font-size-asian="12pt" style:font-size-complex="12pt"/>
    </style:style>
    <style:style style:name="P72" style:family="paragraph" style:parent-style-name="Table_20_Contents">
      <style:paragraph-properties fo:text-align="start" style:justify-single-word="false"/>
      <style:text-properties style:font-name="Calibri Light1" fo:font-size="12pt" officeooo:rsid="010da423" officeooo:paragraph-rsid="010da423" style:font-size-asian="12pt" style:font-size-complex="12pt"/>
    </style:style>
    <style:style style:name="P73" style:family="paragraph" style:parent-style-name="Table_20_Contents">
      <style:paragraph-properties fo:text-align="start" style:justify-single-word="false"/>
      <style:text-properties style:font-name="Calibri Light1" fo:font-size="12pt" officeooo:rsid="010e3126" officeooo:paragraph-rsid="010e3126" style:font-size-asian="12pt" style:font-size-complex="12pt"/>
    </style:style>
    <style:style style:name="P74" style:family="paragraph" style:parent-style-name="Table_20_Contents">
      <style:paragraph-properties fo:text-align="start" style:justify-single-word="false"/>
      <style:text-properties style:font-name="Calibri Light1" fo:font-size="12pt" officeooo:rsid="010f91a7" officeooo:paragraph-rsid="010f91a7" style:font-size-asian="12pt" style:font-size-complex="12pt"/>
    </style:style>
    <style:style style:name="P75" style:family="paragraph" style:parent-style-name="Table_20_Contents">
      <style:paragraph-properties fo:text-align="start" style:justify-single-word="false"/>
      <style:text-properties style:font-name="Calibri Light1" fo:font-size="12pt" officeooo:rsid="01101c0a" officeooo:paragraph-rsid="01101c0a" style:font-size-asian="12pt" style:font-size-complex="12pt"/>
    </style:style>
    <style:style style:name="P76" style:family="paragraph" style:parent-style-name="Table_20_Contents">
      <style:paragraph-properties fo:text-align="start" style:justify-single-word="false"/>
      <style:text-properties style:font-name="Calibri Light1" fo:font-size="12pt" officeooo:rsid="0114350d" officeooo:paragraph-rsid="00f71a46" style:font-size-asian="12pt" style:font-size-complex="12pt"/>
    </style:style>
    <style:style style:name="P77" style:family="paragraph" style:parent-style-name="Table_20_Contents">
      <style:paragraph-properties fo:text-align="start" style:justify-single-word="false"/>
      <style:text-properties style:font-name="Calibri Light1" fo:font-size="12pt" officeooo:rsid="0114350d" officeooo:paragraph-rsid="0114350d" style:font-size-asian="12pt" style:font-size-complex="12pt"/>
    </style:style>
    <style:style style:name="P78" style:family="paragraph" style:parent-style-name="Table_20_Contents">
      <style:paragraph-properties fo:text-align="start" style:justify-single-word="false"/>
      <style:text-properties style:font-name="Calibri Light1" fo:font-size="12pt" officeooo:rsid="011522e6" officeooo:paragraph-rsid="011522e6" style:font-size-asian="12pt" style:font-size-complex="12pt"/>
    </style:style>
    <style:style style:name="P79" style:family="paragraph" style:parent-style-name="Table_20_Contents">
      <style:paragraph-properties fo:text-align="start" style:justify-single-word="false"/>
      <style:text-properties style:font-name="Calibri Light1" fo:font-size="12pt" officeooo:rsid="0115a054" officeooo:paragraph-rsid="0115a054" style:font-size-asian="12pt" style:font-size-complex="12pt"/>
    </style:style>
    <style:style style:name="P80" style:family="paragraph" style:parent-style-name="Table_20_Contents">
      <style:paragraph-properties fo:text-align="start" style:justify-single-word="false"/>
      <style:text-properties style:font-name="Calibri Light1" fo:font-size="12pt" officeooo:rsid="011cac05" officeooo:paragraph-rsid="011cac05" style:font-size-asian="12pt" style:font-size-complex="12pt"/>
    </style:style>
    <style:style style:name="P81" style:family="paragraph" style:parent-style-name="Table_20_Contents">
      <style:paragraph-properties fo:text-align="start" style:justify-single-word="false"/>
      <style:text-properties style:font-name="Calibri Light1" fo:font-size="12pt" officeooo:rsid="011cac05" officeooo:paragraph-rsid="012a176a" style:font-size-asian="12pt" style:font-size-complex="12pt"/>
    </style:style>
    <style:style style:name="P82" style:family="paragraph" style:parent-style-name="Table_20_Contents">
      <style:paragraph-properties fo:text-align="start" style:justify-single-word="false"/>
      <style:text-properties style:font-name="Calibri Light1" fo:font-size="12pt" officeooo:rsid="011cac05" officeooo:paragraph-rsid="01304700" style:font-size-asian="12pt" style:font-size-complex="12pt"/>
    </style:style>
    <style:style style:name="P83" style:family="paragraph" style:parent-style-name="Table_20_Contents">
      <style:paragraph-properties fo:text-align="start" style:justify-single-word="false"/>
      <style:text-properties style:font-name="Calibri Light1" fo:font-size="12pt" officeooo:rsid="011cac05" officeooo:paragraph-rsid="013097b3" style:font-size-asian="12pt" style:font-size-complex="12pt"/>
    </style:style>
    <style:style style:name="P84" style:family="paragraph" style:parent-style-name="Table_20_Contents">
      <style:paragraph-properties fo:text-align="start" style:justify-single-word="false"/>
      <style:text-properties style:font-name="Calibri Light1" fo:font-size="12pt" officeooo:rsid="011cd5f0" officeooo:paragraph-rsid="011cd5f0" style:font-size-asian="12pt" style:font-size-complex="12pt"/>
    </style:style>
    <style:style style:name="P85" style:family="paragraph" style:parent-style-name="Table_20_Contents">
      <style:paragraph-properties fo:text-align="start" style:justify-single-word="false"/>
      <style:text-properties style:font-name="Calibri Light1" fo:font-size="12pt" officeooo:rsid="011cd5f0" officeooo:paragraph-rsid="012a176a" style:font-size-asian="12pt" style:font-size-complex="12pt"/>
    </style:style>
    <style:style style:name="P86" style:family="paragraph" style:parent-style-name="Table_20_Contents">
      <style:paragraph-properties fo:text-align="start" style:justify-single-word="false"/>
      <style:text-properties style:font-name="Calibri Light1" fo:font-size="12pt" officeooo:rsid="011cd5f0" officeooo:paragraph-rsid="01304700" style:font-size-asian="12pt" style:font-size-complex="12pt"/>
    </style:style>
    <style:style style:name="P87" style:family="paragraph" style:parent-style-name="Table_20_Contents">
      <style:paragraph-properties fo:text-align="start" style:justify-single-word="false"/>
      <style:text-properties style:font-name="Calibri Light1" fo:font-size="12pt" officeooo:rsid="011ed491" officeooo:paragraph-rsid="011ed491" style:font-size-asian="12pt" style:font-size-complex="12pt"/>
    </style:style>
    <style:style style:name="P88" style:family="paragraph" style:parent-style-name="Table_20_Contents">
      <style:paragraph-properties fo:text-align="start" style:justify-single-word="false"/>
      <style:text-properties style:font-name="Calibri Light1" fo:font-size="12pt" officeooo:rsid="011ed491" officeooo:paragraph-rsid="012a176a" style:font-size-asian="12pt" style:font-size-complex="12pt"/>
    </style:style>
    <style:style style:name="P89" style:family="paragraph" style:parent-style-name="Table_20_Contents">
      <style:paragraph-properties fo:text-align="start" style:justify-single-word="false"/>
      <style:text-properties style:font-name="Calibri Light1" fo:font-size="12pt" officeooo:rsid="011ed491" officeooo:paragraph-rsid="01304700" style:font-size-asian="12pt" style:font-size-complex="12pt"/>
    </style:style>
    <style:style style:name="P90" style:family="paragraph" style:parent-style-name="Table_20_Contents">
      <style:paragraph-properties fo:text-align="start" style:justify-single-word="false"/>
      <style:text-properties style:font-name="Calibri Light1" fo:font-size="12pt" officeooo:rsid="011fc78a" officeooo:paragraph-rsid="011fc78a" style:font-size-asian="12pt" style:font-size-complex="12pt"/>
    </style:style>
    <style:style style:name="P91" style:family="paragraph" style:parent-style-name="Table_20_Contents">
      <style:paragraph-properties fo:text-align="start" style:justify-single-word="false"/>
      <style:text-properties style:font-name="Calibri Light1" fo:font-size="12pt" officeooo:rsid="011fc78a" officeooo:paragraph-rsid="012a176a" style:font-size-asian="12pt" style:font-size-complex="12pt"/>
    </style:style>
    <style:style style:name="P92" style:family="paragraph" style:parent-style-name="Table_20_Contents">
      <style:paragraph-properties fo:text-align="start" style:justify-single-word="false"/>
      <style:text-properties style:font-name="Calibri Light1" fo:font-size="12pt" officeooo:rsid="011fc78a" officeooo:paragraph-rsid="01304700" style:font-size-asian="12pt" style:font-size-complex="12pt"/>
    </style:style>
    <style:style style:name="P93" style:family="paragraph" style:parent-style-name="Table_20_Contents">
      <style:paragraph-properties fo:text-align="start" style:justify-single-word="false"/>
      <style:text-properties style:font-name="Calibri Light1" fo:font-size="12pt" officeooo:rsid="012a176a" officeooo:paragraph-rsid="012a176a" style:font-size-asian="12pt" style:font-size-complex="12pt"/>
    </style:style>
    <style:style style:name="P94" style:family="paragraph" style:parent-style-name="Table_20_Contents">
      <style:paragraph-properties fo:text-align="start" style:justify-single-word="false"/>
      <style:text-properties style:font-name="Calibri Light1" fo:font-size="12pt" officeooo:rsid="012a176a" officeooo:paragraph-rsid="01304700" style:font-size-asian="12pt" style:font-size-complex="12pt"/>
    </style:style>
    <style:style style:name="P95" style:family="paragraph" style:parent-style-name="Table_20_Contents">
      <style:paragraph-properties fo:text-align="start" style:justify-single-word="false"/>
      <style:text-properties style:font-name="Calibri Light1" fo:font-size="12pt" officeooo:rsid="01102a5e" officeooo:paragraph-rsid="01102a5e" style:font-size-asian="12pt" style:font-size-complex="12pt"/>
    </style:style>
    <style:style style:name="P96" style:family="paragraph" style:parent-style-name="Table_20_Contents">
      <style:paragraph-properties fo:text-align="start" style:justify-single-word="false"/>
      <style:text-properties style:font-name="Calibri Light1" fo:font-size="12pt" officeooo:rsid="0145eef1" officeooo:paragraph-rsid="0145eef1" style:font-size-asian="12pt" style:font-size-complex="12pt"/>
    </style:style>
    <style:style style:name="P97" style:family="paragraph" style:parent-style-name="Table_20_Contents">
      <style:paragraph-properties fo:text-align="start" style:justify-single-word="false"/>
      <style:text-properties style:font-name="Calibri Light1" fo:font-size="12pt" officeooo:rsid="0145eef1" officeooo:paragraph-rsid="014b152c" style:font-size-asian="12pt" style:font-size-complex="12pt"/>
    </style:style>
    <style:style style:name="P98" style:family="paragraph" style:parent-style-name="Table_20_Contents">
      <style:paragraph-properties fo:text-align="start" style:justify-single-word="false"/>
      <style:text-properties style:font-name="Calibri Light1" fo:font-size="12pt" officeooo:rsid="0145eef1" officeooo:paragraph-rsid="014b7283" style:font-size-asian="12pt" style:font-size-complex="12pt"/>
    </style:style>
    <style:style style:name="P99" style:family="paragraph" style:parent-style-name="Table_20_Contents">
      <style:paragraph-properties fo:text-align="start" style:justify-single-word="false"/>
      <style:text-properties style:font-name="Calibri Light1" fo:font-size="12pt" officeooo:rsid="012322b2" officeooo:paragraph-rsid="012322b2" style:font-size-asian="12pt" style:font-size-complex="12pt"/>
    </style:style>
    <style:style style:name="P100" style:family="paragraph" style:parent-style-name="Table_20_Contents">
      <style:paragraph-properties fo:text-align="start" style:justify-single-word="false"/>
      <style:text-properties style:font-name="Calibri Light1" fo:font-size="12pt" officeooo:rsid="012322b2" officeooo:paragraph-rsid="014b152c" style:font-size-asian="12pt" style:font-size-complex="12pt"/>
    </style:style>
    <style:style style:name="P101" style:family="paragraph" style:parent-style-name="Table_20_Contents">
      <style:paragraph-properties fo:text-align="start" style:justify-single-word="false"/>
      <style:text-properties style:font-name="Calibri Light1" fo:font-size="12pt" officeooo:rsid="012322b2" officeooo:paragraph-rsid="014b7283" style:font-size-asian="12pt" style:font-size-complex="12pt"/>
    </style:style>
    <style:style style:name="P102" style:family="paragraph" style:parent-style-name="Table_20_Contents">
      <style:paragraph-properties fo:text-align="start" style:justify-single-word="false"/>
      <style:text-properties style:font-name="Calibri Light1" fo:font-size="12pt" officeooo:rsid="0121b978" officeooo:paragraph-rsid="0121b978" style:font-size-asian="12pt" style:font-size-complex="12pt"/>
    </style:style>
    <style:style style:name="P103" style:family="paragraph" style:parent-style-name="Table_20_Contents">
      <style:paragraph-properties fo:text-align="start" style:justify-single-word="false"/>
      <style:text-properties style:font-name="Calibri Light1" fo:font-size="12pt" officeooo:rsid="0121b978" officeooo:paragraph-rsid="014b152c" style:font-size-asian="12pt" style:font-size-complex="12pt"/>
    </style:style>
    <style:style style:name="P104" style:family="paragraph" style:parent-style-name="Table_20_Contents">
      <style:paragraph-properties fo:text-align="start" style:justify-single-word="false"/>
      <style:text-properties style:font-name="Calibri Light1" fo:font-size="12pt" officeooo:rsid="0121b978" officeooo:paragraph-rsid="014b7283" style:font-size-asian="12pt" style:font-size-complex="12pt"/>
    </style:style>
    <style:style style:name="P105" style:family="paragraph" style:parent-style-name="Table_20_Contents">
      <style:paragraph-properties fo:text-align="start" style:justify-single-word="false"/>
      <style:text-properties style:font-name="Calibri Light1" fo:font-size="12pt" officeooo:rsid="01253e94" officeooo:paragraph-rsid="01253e94" style:font-size-asian="12pt" style:font-size-complex="12pt"/>
    </style:style>
    <style:style style:name="P106" style:family="paragraph" style:parent-style-name="Table_20_Contents">
      <style:paragraph-properties fo:text-align="start" style:justify-single-word="false"/>
      <style:text-properties style:font-name="Calibri Light1" fo:font-size="12pt" officeooo:rsid="01430f1b" officeooo:paragraph-rsid="01430f1b" style:font-size-asian="12pt" style:font-size-complex="12pt"/>
    </style:style>
    <style:style style:name="P107" style:family="paragraph" style:parent-style-name="Table_20_Contents">
      <style:paragraph-properties fo:text-align="start" style:justify-single-word="false"/>
      <style:text-properties style:font-name="Calibri Light1" fo:font-size="12pt" officeooo:rsid="0144d432" officeooo:paragraph-rsid="0144d432" style:font-size-asian="12pt" style:font-size-complex="12pt"/>
    </style:style>
    <style:style style:name="P108" style:family="paragraph" style:parent-style-name="Table_20_Contents">
      <style:paragraph-properties fo:text-align="start" style:justify-single-word="false"/>
      <style:text-properties style:font-name="Calibri Light1" fo:font-size="12pt" officeooo:rsid="01505b00" officeooo:paragraph-rsid="013097b3" style:font-size-asian="12pt" style:font-size-complex="12pt"/>
    </style:style>
    <style:style style:name="P109" style:family="paragraph" style:parent-style-name="Table_20_Contents">
      <style:paragraph-properties fo:text-align="start" style:justify-single-word="false"/>
      <style:text-properties style:font-name="Calibri Light1" fo:font-size="12pt" officeooo:rsid="01505b00" officeooo:paragraph-rsid="01505b00" style:font-size-asian="12pt" style:font-size-complex="12pt"/>
    </style:style>
    <style:style style:name="P110" style:family="paragraph" style:parent-style-name="Table_20_Contents">
      <style:paragraph-properties fo:text-align="start" style:justify-single-word="false"/>
      <style:text-properties style:font-name="Calibri Light1" fo:font-size="12pt" officeooo:rsid="0151b664" officeooo:paragraph-rsid="0151b664" style:font-size-asian="12pt" style:font-size-complex="12pt"/>
    </style:style>
    <style:style style:name="P111" style:family="paragraph" style:parent-style-name="Table_20_Contents">
      <style:paragraph-properties fo:text-align="start" style:justify-single-word="false"/>
      <style:text-properties style:font-name="Calibri Light1" fo:font-size="12pt" officeooo:rsid="0152c7f1" officeooo:paragraph-rsid="0152c7f1" style:font-size-asian="12pt" style:font-size-complex="12pt"/>
    </style:style>
    <style:style style:name="P112" style:family="paragraph" style:parent-style-name="Table_20_Contents">
      <style:paragraph-properties fo:text-align="start" style:justify-single-word="false"/>
      <style:text-properties style:font-name="Calibri Light1" fo:font-size="12pt" officeooo:rsid="0154b485" officeooo:paragraph-rsid="0154b485" style:font-size-asian="12pt" style:font-size-complex="12pt"/>
    </style:style>
    <style:style style:name="P113" style:family="paragraph" style:parent-style-name="Table_20_Contents">
      <style:paragraph-properties fo:text-align="start" style:justify-single-word="false"/>
      <style:text-properties style:font-name="Calibri Light1" fo:font-size="12pt" officeooo:rsid="0154b485" officeooo:paragraph-rsid="015757aa" style:font-size-asian="12pt" style:font-size-complex="12pt"/>
    </style:style>
    <style:style style:name="P114" style:family="paragraph" style:parent-style-name="Table_20_Contents">
      <style:paragraph-properties fo:text-align="start" style:justify-single-word="false"/>
      <style:text-properties style:font-name="Calibri Light1" fo:font-size="12pt" officeooo:rsid="0155e24a" officeooo:paragraph-rsid="0155e24a" style:font-size-asian="12pt" style:font-size-complex="12pt"/>
    </style:style>
    <style:style style:name="P115" style:family="paragraph" style:parent-style-name="Table_20_Contents">
      <style:paragraph-properties fo:text-align="start" style:justify-single-word="false"/>
      <style:text-properties style:font-name="Calibri Light1" fo:font-size="12pt" officeooo:rsid="015b1612" officeooo:paragraph-rsid="015b1612" style:font-size-asian="12pt" style:font-size-complex="12pt"/>
    </style:style>
    <style:style style:name="P116" style:family="paragraph" style:parent-style-name="Table_20_Contents">
      <style:paragraph-properties fo:text-align="start" style:justify-single-word="false"/>
      <style:text-properties style:font-name="Calibri Light1" fo:font-size="12pt" officeooo:rsid="015b1612" officeooo:paragraph-rsid="015b1612" fo:background-color="#ffff00" style:font-size-asian="12pt" style:font-size-complex="12pt"/>
    </style:style>
    <style:style style:name="P117" style:family="paragraph" style:parent-style-name="Table_20_Contents">
      <style:paragraph-properties fo:text-align="start" style:justify-single-word="false"/>
      <style:text-properties officeooo:paragraph-rsid="00edc9ba"/>
    </style:style>
    <style:style style:name="P118" style:family="paragraph" style:parent-style-name="Table_20_Contents">
      <style:paragraph-properties fo:text-align="start" style:justify-single-word="false"/>
      <style:text-properties officeooo:paragraph-rsid="01102a5e"/>
    </style:style>
    <style:style style:name="P119" style:family="paragraph" style:parent-style-name="Table_20_Contents">
      <style:paragraph-properties fo:text-align="start" style:justify-single-word="false"/>
      <style:text-properties officeooo:paragraph-rsid="011cd5f0"/>
    </style:style>
    <style:style style:name="P120" style:family="paragraph" style:parent-style-name="Table_20_Contents">
      <style:paragraph-properties fo:text-align="start" style:justify-single-word="false"/>
      <style:text-properties officeooo:paragraph-rsid="012a176a"/>
    </style:style>
    <style:style style:name="P121" style:family="paragraph" style:parent-style-name="Table_20_Contents">
      <style:paragraph-properties fo:text-align="start" style:justify-single-word="false"/>
      <style:text-properties officeooo:paragraph-rsid="01304700"/>
    </style:style>
    <style:style style:name="P122" style:family="paragraph" style:parent-style-name="Table_20_Contents">
      <style:paragraph-properties fo:text-align="start" style:justify-single-word="false"/>
      <style:text-properties officeooo:paragraph-rsid="013097b3"/>
    </style:style>
    <style:style style:name="P123" style:family="paragraph" style:parent-style-name="Table_20_Contents">
      <style:paragraph-properties fo:text-align="start" style:justify-single-word="false"/>
      <style:text-properties officeooo:paragraph-rsid="0116d65a"/>
    </style:style>
    <style:style style:name="P124" style:family="paragraph" style:parent-style-name="Table_20_Contents">
      <style:paragraph-properties fo:text-align="start" style:justify-single-word="false"/>
      <style:text-properties officeooo:paragraph-rsid="015757aa"/>
    </style:style>
    <style:style style:name="P125" style:family="paragraph" style:parent-style-name="Table_20_Contents">
      <style:paragraph-properties fo:text-align="start" style:justify-single-word="false"/>
      <style:text-properties officeooo:rsid="00fbb2c3" officeooo:paragraph-rsid="00fbb2c3"/>
    </style:style>
    <style:style style:name="P126" style:family="paragraph" style:parent-style-name="Table_20_Contents">
      <style:paragraph-properties fo:text-align="start" style:justify-single-word="false"/>
      <style:text-properties officeooo:rsid="01005efd" officeooo:paragraph-rsid="01005efd"/>
    </style:style>
    <style:style style:name="P127" style:family="paragraph" style:parent-style-name="Normal">
      <style:paragraph-properties fo:break-before="page"/>
      <style:text-properties officeooo:paragraph-rsid="00f71a46"/>
    </style:style>
    <style:style style:name="P128" style:family="paragraph" style:parent-style-name="Normal">
      <style:paragraph-properties fo:break-before="page"/>
      <style:text-properties officeooo:paragraph-rsid="012a176a"/>
    </style:style>
    <style:style style:name="P129" style:family="paragraph" style:parent-style-name="Normal">
      <style:paragraph-properties fo:break-before="page"/>
      <style:text-properties officeooo:paragraph-rsid="0075b9ab"/>
    </style:style>
    <style:style style:name="P130" style:family="paragraph" style:parent-style-name="Normal">
      <style:paragraph-properties fo:break-before="page"/>
      <style:text-properties officeooo:paragraph-rsid="014d8376"/>
    </style:style>
    <style:style style:name="P131" style:family="paragraph" style:parent-style-name="Standard">
      <style:paragraph-properties fo:break-before="page"/>
      <style:text-properties officeooo:paragraph-rsid="00f71a46"/>
    </style:style>
    <style:style style:name="P132" style:family="paragraph" style:parent-style-name="Standard">
      <style:paragraph-properties fo:break-before="page"/>
      <style:text-properties officeooo:paragraph-rsid="012a176a"/>
    </style:style>
    <style:style style:name="P133" style:family="paragraph" style:parent-style-name="Standard">
      <style:paragraph-properties fo:break-before="page"/>
      <style:text-properties officeooo:paragraph-rsid="014d8376"/>
    </style:style>
    <style:style style:name="P134" style:family="paragraph" style:parent-style-name="Standard">
      <style:text-properties officeooo:paragraph-rsid="00f2e6ea"/>
    </style:style>
    <style:style style:name="P135" style:family="paragraph" style:parent-style-name="Standard">
      <style:text-properties officeooo:paragraph-rsid="00f71a46"/>
    </style:style>
    <style:style style:name="P136" style:family="paragraph" style:parent-style-name="Standard">
      <style:text-properties officeooo:paragraph-rsid="00f9efed"/>
    </style:style>
    <style:style style:name="P137" style:family="paragraph" style:parent-style-name="Standard">
      <style:text-properties officeooo:rsid="00fbb2c3" officeooo:paragraph-rsid="00fbb2c3"/>
    </style:style>
    <style:style style:name="P138" style:family="paragraph" style:parent-style-name="Standard">
      <style:text-properties style:font-name="Calibri Light1" officeooo:rsid="01053a00" officeooo:paragraph-rsid="01053a00"/>
    </style:style>
    <style:style style:name="P139" style:family="paragraph" style:parent-style-name="Standard">
      <style:text-properties style:font-name="Calibri Light1" officeooo:rsid="01074945" officeooo:paragraph-rsid="01074945"/>
    </style:style>
    <style:style style:name="P140" style:family="paragraph" style:parent-style-name="Standard">
      <style:text-properties officeooo:rsid="010a1947" officeooo:paragraph-rsid="010a1947" fo:background-color="#ffff00"/>
    </style:style>
    <style:style style:name="P141" style:family="paragraph" style:parent-style-name="Standard">
      <style:text-properties officeooo:rsid="01131047" officeooo:paragraph-rsid="01131047"/>
    </style:style>
    <style:style style:name="P142" style:family="paragraph" style:parent-style-name="Standard">
      <style:text-properties officeooo:rsid="01186b27" officeooo:paragraph-rsid="01186b27"/>
    </style:style>
    <style:style style:name="P143" style:family="paragraph" style:parent-style-name="Standard">
      <style:text-properties officeooo:rsid="012803f4" officeooo:paragraph-rsid="012803f4"/>
    </style:style>
    <style:style style:name="P144" style:family="paragraph" style:parent-style-name="Standard">
      <style:text-properties officeooo:rsid="012803f4" officeooo:paragraph-rsid="012a176a"/>
    </style:style>
    <style:style style:name="P145" style:family="paragraph" style:parent-style-name="Standard">
      <style:text-properties officeooo:rsid="012803f4" officeooo:paragraph-rsid="01304700"/>
    </style:style>
    <style:style style:name="P146" style:family="paragraph" style:parent-style-name="Standard">
      <style:text-properties officeooo:paragraph-rsid="01304700"/>
    </style:style>
    <style:style style:name="P147" style:family="paragraph" style:parent-style-name="Standard">
      <style:text-properties officeooo:paragraph-rsid="012a176a"/>
    </style:style>
    <style:style style:name="P148" style:family="paragraph" style:parent-style-name="Standard">
      <style:text-properties officeooo:rsid="01537459" officeooo:paragraph-rsid="01537459"/>
    </style:style>
    <style:style style:name="P149" style:family="paragraph" style:parent-style-name="Standard">
      <style:text-properties officeooo:rsid="015d0522" officeooo:paragraph-rsid="015d0522"/>
    </style:style>
    <style:style style:name="P150"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151" style:family="paragraph" style:parent-style-name="Normal" style:list-style-name="L1">
      <style:text-properties officeooo:paragraph-rsid="004330eb"/>
    </style:style>
    <style:style style:name="P152" style:family="paragraph" style:parent-style-name="Normal" style:list-style-name="L1">
      <style:text-properties officeooo:paragraph-rsid="0096fafd"/>
    </style:style>
    <style:style style:name="P153" style:family="paragraph" style:parent-style-name="Normal" style:list-style-name="L1">
      <style:text-properties style:font-name="Calibri Light" fo:font-size="12pt" officeooo:paragraph-rsid="00925ac6" style:font-size-asian="12pt" style:font-size-complex="12pt"/>
    </style:style>
    <style:style style:name="P154"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155" style:family="paragraph" style:parent-style-name="Normal" style:list-style-name="L2">
      <style:text-properties officeooo:paragraph-rsid="00b29353"/>
    </style:style>
    <style:style style:name="P156" style:family="paragraph" style:parent-style-name="Normal" style:list-style-name="L2">
      <style:text-properties officeooo:paragraph-rsid="00c1c70e"/>
    </style:style>
    <style:style style:name="P157" style:family="paragraph" style:parent-style-name="Normal" style:list-style-name="L2">
      <style:text-properties officeooo:paragraph-rsid="00c2a595"/>
    </style:style>
    <style:style style:name="P158" style:family="paragraph" style:parent-style-name="Normal" style:list-style-name="L6">
      <style:text-properties officeooo:paragraph-rsid="007c0729"/>
    </style:style>
    <style:style style:name="P159" style:family="paragraph" style:parent-style-name="Normal" style:list-style-name="L6">
      <style:text-properties officeooo:paragraph-rsid="007c0be8"/>
    </style:style>
    <style:style style:name="P160" style:family="paragraph" style:parent-style-name="Normal" style:list-style-name="L7">
      <style:text-properties officeooo:paragraph-rsid="007ea7ee"/>
    </style:style>
    <style:style style:name="P161" style:family="paragraph" style:parent-style-name="Normal" style:list-style-name="L7">
      <style:text-properties officeooo:paragraph-rsid="007f3b4c"/>
    </style:style>
    <style:style style:name="P162" style:family="paragraph" style:parent-style-name="Odlomak_20_popisa" style:list-style-name="L3">
      <style:text-properties officeooo:paragraph-rsid="006fb76a"/>
    </style:style>
    <style:style style:name="P163" style:family="paragraph" style:parent-style-name="Odlomak_20_popisa" style:list-style-name="L4">
      <style:text-properties officeooo:paragraph-rsid="006fb76a"/>
    </style:style>
    <style:style style:name="P164" style:family="paragraph" style:parent-style-name="Odlomak_20_popisa" style:list-style-name="L5">
      <style:text-properties officeooo:paragraph-rsid="006fb76a"/>
    </style:style>
    <style:style style:name="P165" style:family="paragraph" style:parent-style-name="Odlomak_20_popisa" style:list-style-name="L5">
      <style:paragraph-properties fo:margin-left="0cm" fo:margin-right="0cm" fo:text-indent="0cm" style:auto-text-indent="false"/>
      <style:text-properties officeooo:paragraph-rsid="006fb76a"/>
    </style:style>
    <style:style style:name="P166" style:family="paragraph" style:parent-style-name="Standard" style:list-style-name="L9">
      <style:text-properties style:font-name="Calibri Light1" officeooo:rsid="01074945" officeooo:paragraph-rsid="01074945"/>
    </style:style>
    <style:style style:name="P167" style:family="paragraph" style:parent-style-name="Standard" style:list-style-name="L9">
      <style:text-properties officeooo:rsid="01074945" officeooo:paragraph-rsid="01074945"/>
    </style:style>
    <style:style style:name="P168" style:family="paragraph" style:parent-style-name="Standard">
      <style:text-properties officeooo:rsid="01673113" officeooo:paragraph-rsid="01673113"/>
    </style:style>
    <style:style style:name="P169" style:family="paragraph" style:parent-style-name="Standard">
      <style:text-properties officeooo:rsid="01673113" officeooo:paragraph-rsid="016786d3"/>
    </style:style>
    <style:style style:name="P170" style:family="paragraph" style:parent-style-name="Standard">
      <style:text-properties officeooo:paragraph-rsid="016786d3"/>
    </style:style>
    <style:style style:name="P171" style:family="paragraph" style:parent-style-name="Standard">
      <style:paragraph-properties fo:break-before="page"/>
      <style:text-properties officeooo:paragraph-rsid="014d8376"/>
    </style:style>
    <style:style style:name="P172" style:family="paragraph" style:parent-style-name="Standard">
      <style:paragraph-properties fo:break-before="page"/>
      <style:text-properties officeooo:paragraph-rsid="016786d3"/>
    </style:style>
    <style:style style:name="P173" style:family="paragraph" style:parent-style-name="Table_20_Contents" style:list-style-name="L10">
      <style:paragraph-properties fo:text-align="start" style:justify-single-word="false"/>
      <style:text-properties style:font-name="Calibri Light1" fo:font-size="12pt" officeooo:rsid="0154b485" officeooo:paragraph-rsid="015757aa" style:font-size-asian="12pt" style:font-size-complex="12pt"/>
    </style:style>
    <style:style style:name="P174" style:family="paragraph" style:parent-style-name="Table_20_Contents">
      <style:paragraph-properties fo:text-align="start" style:justify-single-word="false"/>
      <style:text-properties style:font-name="Calibri Light1" fo:font-size="12pt" officeooo:rsid="01621898" officeooo:paragraph-rsid="01621898" style:font-size-asian="12pt" style:font-size-complex="12pt"/>
    </style:style>
    <style:style style:name="P175" style:family="paragraph" style:parent-style-name="Table_20_Contents">
      <style:paragraph-properties fo:text-align="start" style:justify-single-word="false"/>
      <style:text-properties style:font-name="Calibri Light1" fo:font-size="12pt" officeooo:rsid="01621898" officeooo:paragraph-rsid="016786d3" style:font-size-asian="12pt" style:font-size-complex="12pt"/>
    </style:style>
    <style:style style:name="P176" style:family="paragraph" style:parent-style-name="Table_20_Contents">
      <style:paragraph-properties fo:text-align="start" style:justify-single-word="false"/>
      <style:text-properties style:font-name="Calibri Light1" fo:font-size="12pt" officeooo:rsid="0162c714" officeooo:paragraph-rsid="0162c714" style:font-size-asian="12pt" style:font-size-complex="12pt"/>
    </style:style>
    <style:style style:name="P177" style:family="paragraph" style:parent-style-name="Table_20_Contents">
      <style:paragraph-properties fo:text-align="start" style:justify-single-word="false"/>
      <style:text-properties style:font-name="Calibri Light1" fo:font-size="12pt" officeooo:rsid="0162c714" officeooo:paragraph-rsid="016786d3" style:font-size-asian="12pt" style:font-size-complex="12pt"/>
    </style:style>
    <style:style style:name="P178" style:family="paragraph" style:parent-style-name="Table_20_Contents">
      <style:paragraph-properties fo:text-align="start" style:justify-single-word="false"/>
      <style:text-properties style:font-name="Calibri Light1" fo:font-size="12pt" officeooo:rsid="0163e51f" officeooo:paragraph-rsid="0163e51f" style:font-size-asian="12pt" style:font-size-complex="12pt"/>
    </style:style>
    <style:style style:name="P179" style:family="paragraph" style:parent-style-name="Table_20_Contents">
      <style:paragraph-properties fo:text-align="start" style:justify-single-word="false"/>
      <style:text-properties style:font-name="Calibri Light1" fo:font-size="12pt" officeooo:rsid="0163e51f" officeooo:paragraph-rsid="016786d3" style:font-size-asian="12pt" style:font-size-complex="12pt"/>
    </style:style>
    <style:style style:name="P180" style:family="paragraph" style:parent-style-name="Table_20_Contents">
      <style:paragraph-properties fo:text-align="start" style:justify-single-word="false"/>
      <style:text-properties style:font-name="Calibri Light1" fo:font-size="12pt" officeooo:rsid="0164d6ca" officeooo:paragraph-rsid="0164d6ca" style:font-size-asian="12pt" style:font-size-complex="12pt"/>
    </style:style>
    <style:style style:name="P181" style:family="paragraph" style:parent-style-name="Table_20_Contents">
      <style:paragraph-properties fo:text-align="start" style:justify-single-word="false"/>
      <style:text-properties style:font-name="Calibri Light1" fo:font-size="12pt" officeooo:rsid="0164d6ca" officeooo:paragraph-rsid="016786d3" style:font-size-asian="12pt" style:font-size-complex="12pt"/>
    </style:style>
    <style:style style:name="P182" style:family="paragraph" style:parent-style-name="Table_20_Contents">
      <style:paragraph-properties fo:text-align="start" style:justify-single-word="false"/>
      <style:text-properties style:font-name="Calibri Light1" fo:font-size="12pt" officeooo:rsid="0164d6ca" officeooo:paragraph-rsid="016ce5fd" style:font-size-asian="12pt" style:font-size-complex="12pt"/>
    </style:style>
    <style:style style:name="P183" style:family="paragraph" style:parent-style-name="Table_20_Contents" style:list-style-name="L11">
      <style:paragraph-properties fo:text-align="start" style:justify-single-word="false"/>
      <style:text-properties style:font-name="Calibri Light1" fo:font-size="12pt" officeooo:rsid="0166d1ec" officeooo:paragraph-rsid="0166d1ec" style:font-size-asian="12pt" style:font-size-complex="12pt"/>
    </style:style>
    <style:style style:name="P184" style:family="paragraph" style:parent-style-name="Table_20_Contents" style:list-style-name="L11">
      <style:paragraph-properties fo:text-align="start" style:justify-single-word="false"/>
      <style:text-properties style:font-name="Calibri Light1" fo:font-size="12pt" officeooo:rsid="0166d1ec" officeooo:paragraph-rsid="016c6593" style:font-size-asian="12pt" style:font-size-complex="12pt"/>
    </style:style>
    <style:style style:name="P185" style:family="paragraph" style:parent-style-name="Table_20_Contents">
      <style:paragraph-properties fo:text-align="start" style:justify-single-word="false"/>
      <style:text-properties style:font-name="Calibri Light1" fo:font-size="12pt" officeooo:rsid="0022cf3a" officeooo:paragraph-rsid="016786d3" style:font-size-asian="12pt" style:font-size-complex="12pt"/>
    </style:style>
    <style:style style:name="P186" style:family="paragraph" style:parent-style-name="Table_20_Contents">
      <style:paragraph-properties fo:text-align="start" style:justify-single-word="false"/>
      <style:text-properties style:font-name="Calibri Light1" fo:font-size="12pt" fo:font-weight="bold" officeooo:rsid="0022cf3a" officeooo:paragraph-rsid="016786d3" style:font-size-asian="12pt" style:font-weight-asian="bold" style:font-size-complex="12pt" style:font-weight-complex="bold"/>
    </style:style>
    <style:style style:name="P187" style:family="paragraph" style:parent-style-name="Table_20_Contents">
      <style:paragraph-properties fo:text-align="start" style:justify-single-word="false"/>
      <style:text-properties officeooo:paragraph-rsid="016786d3"/>
    </style:style>
    <style:style style:name="P188" style:family="paragraph" style:parent-style-name="Table_20_Contents" style:list-style-name="L11">
      <style:paragraph-properties fo:text-align="start" style:justify-single-word="false"/>
      <style:text-properties officeooo:paragraph-rsid="016786d3"/>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e8a84c" fo:background-color="#ffff38" loext:char-shading-value="0" style:font-size-asian="10.5pt" style:font-size-complex="12pt"/>
    </style:style>
    <style:style style:name="T57" style:family="text">
      <style:text-properties style:font-name="Calibri Light" fo:font-size="12pt" officeooo:rsid="004b9655" fo:background-color="#ffffff" loext:char-shading-value="0" style:font-size-asian="10.5pt" style:font-size-complex="12pt"/>
    </style:style>
    <style:style style:name="T58" style:family="text">
      <style:text-properties style:font-name="Calibri Light" fo:font-size="12pt" officeooo:rsid="00553561" fo:background-color="#ffffff" loext:char-shading-value="0" style:font-size-asian="10.5pt" style:font-size-complex="12pt"/>
    </style:style>
    <style:style style:name="T59" style:family="text">
      <style:text-properties style:font-name="Calibri Light" fo:font-size="12pt" officeooo:rsid="00568ed2" fo:background-color="#ffffff" loext:char-shading-value="0" style:font-size-asian="10.5pt" style:font-size-complex="12pt"/>
    </style:style>
    <style:style style:name="T60" style:family="text">
      <style:text-properties style:font-name="Calibri Light" fo:font-size="12pt" officeooo:rsid="005b0b98" fo:background-color="#ffffff" loext:char-shading-value="0" style:font-size-asian="10.5pt" style:font-size-complex="12pt"/>
    </style:style>
    <style:style style:name="T61" style:family="text">
      <style:text-properties style:font-name="Calibri Light" fo:font-size="12pt" officeooo:rsid="003ae739" fo:background-color="#ffffff" loext:char-shading-value="0" style:font-size-asian="10.5pt" style:font-size-complex="12pt"/>
    </style:style>
    <style:style style:name="T62" style:family="text">
      <style:text-properties style:font-name="Calibri Light" fo:font-size="12pt" officeooo:rsid="00ae00d1" fo:background-color="#ffffff" loext:char-shading-value="0" style:font-size-asian="10.5pt" style:font-size-complex="12pt"/>
    </style:style>
    <style:style style:name="T63" style:family="text">
      <style:text-properties style:font-name="Calibri Light" fo:font-size="12pt" officeooo:rsid="00af614a" fo:background-color="#ffffff" loext:char-shading-value="0" style:font-size-asian="10.5pt" style:font-size-complex="12pt"/>
    </style:style>
    <style:style style:name="T64" style:family="text">
      <style:text-properties style:font-name="Calibri Light" fo:font-size="12pt" officeooo:rsid="00afc9bb" fo:background-color="#ffffff" loext:char-shading-value="0" style:font-size-asian="10.5pt" style:font-size-complex="12pt"/>
    </style:style>
    <style:style style:name="T65" style:family="text">
      <style:text-properties style:font-name="Calibri Light" fo:font-size="12pt" officeooo:rsid="00b29353" fo:background-color="#ffffff" loext:char-shading-value="0" style:font-size-asian="10.5pt" style:font-size-complex="12pt"/>
    </style:style>
    <style:style style:name="T66" style:family="text">
      <style:text-properties style:font-name="Calibri Light" fo:font-size="12pt" officeooo:rsid="00b47583" fo:background-color="#ffffff" loext:char-shading-value="0" style:font-size-asian="10.5pt" style:font-size-complex="12pt"/>
    </style:style>
    <style:style style:name="T67" style:family="text">
      <style:text-properties style:font-name="Calibri Light" fo:font-size="12pt" officeooo:rsid="00b657cf" fo:background-color="#ffffff" loext:char-shading-value="0" style:font-size-asian="10.5pt" style:font-size-complex="12pt"/>
    </style:style>
    <style:style style:name="T68" style:family="text">
      <style:text-properties style:font-name="Calibri Light" fo:font-size="12pt" officeooo:rsid="00b7db49" fo:background-color="#ffffff" loext:char-shading-value="0" style:font-size-asian="10.5pt" style:font-size-complex="12pt"/>
    </style:style>
    <style:style style:name="T69" style:family="text">
      <style:text-properties style:font-name="Calibri Light" fo:font-size="12pt" officeooo:rsid="00b906eb" fo:background-color="#ffffff" loext:char-shading-value="0" style:font-size-asian="10.5pt" style:font-size-complex="12pt"/>
    </style:style>
    <style:style style:name="T70" style:family="text">
      <style:text-properties style:font-name="Calibri Light" fo:font-size="12pt" officeooo:rsid="00c1c70e" fo:background-color="#ffffff" loext:char-shading-value="0" style:font-size-asian="10.5pt" style:font-size-complex="12pt"/>
    </style:style>
    <style:style style:name="T71" style:family="text">
      <style:text-properties style:font-name="Calibri Light" fo:font-size="12pt" officeooo:rsid="00c2a595" fo:background-color="#ffffff" loext:char-shading-value="0" style:font-size-asian="10.5pt" style:font-size-complex="12pt"/>
    </style:style>
    <style:style style:name="T72" style:family="text">
      <style:text-properties style:font-name="Calibri Light" fo:font-size="12pt" officeooo:rsid="00c41493" fo:background-color="#ffffff" loext:char-shading-value="0" style:font-size-asian="10.5pt" style:font-size-complex="12pt"/>
    </style:style>
    <style:style style:name="T73" style:family="text">
      <style:text-properties style:font-name="Calibri Light" fo:font-size="12pt" officeooo:rsid="00c5e0d9" fo:background-color="#ffffff" loext:char-shading-value="0" style:font-size-asian="10.5pt" style:font-size-complex="12pt"/>
    </style:style>
    <style:style style:name="T74" style:family="text">
      <style:text-properties style:font-name="Calibri Light" fo:font-size="12pt" officeooo:rsid="00c618c6" fo:background-color="#ffffff" loext:char-shading-value="0" style:font-size-asian="10.5pt" style:font-size-complex="12pt"/>
    </style:style>
    <style:style style:name="T75" style:family="text">
      <style:text-properties style:font-name="Calibri Light" fo:font-size="12pt" officeooo:rsid="00c80ca0" fo:background-color="#ffffff" loext:char-shading-value="0" style:font-size-asian="10.5pt" style:font-size-complex="12pt"/>
    </style:style>
    <style:style style:name="T76" style:family="text">
      <style:text-properties style:font-name="Calibri Light" fo:font-size="12pt" officeooo:rsid="00ca6cb2" fo:background-color="#ffffff" loext:char-shading-value="0" style:font-size-asian="10.5pt" style:font-size-complex="12pt"/>
    </style:style>
    <style:style style:name="T77" style:family="text">
      <style:text-properties style:font-name="Calibri Light" fo:font-size="12pt" officeooo:rsid="00ccf5d9"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1312497" fo:background-color="#ffffff" loext:char-shading-value="0" style:font-size-asian="10.5pt" style:font-size-complex="12pt"/>
    </style:style>
    <style:style style:name="T80" style:family="text">
      <style:text-properties style:font-name="Calibri Light" fo:font-size="12pt" officeooo:rsid="009f5d22" fo:background-color="#ffffff" loext:char-shading-value="0" style:font-size-asian="12pt" style:font-size-complex="12pt"/>
    </style:style>
    <style:style style:name="T81" style:family="text">
      <style:text-properties style:font-name="Calibri Light" fo:font-size="12pt" fo:font-style="italic" officeooo:rsid="00553561" style:font-size-asian="10.5pt" style:font-style-asian="italic" style:font-size-complex="12pt" style:font-style-complex="italic"/>
    </style:style>
    <style:style style:name="T82" style:family="text">
      <style:text-properties style:font-name="Calibri Light" fo:font-size="12pt" fo:font-style="italic" officeooo:rsid="006b8b20" style:font-size-asian="10.5pt" style:font-style-asian="italic" style:font-size-complex="12pt" style:font-style-complex="italic"/>
    </style:style>
    <style:style style:name="T83" style:family="text">
      <style:text-properties style:font-name="Calibri Light" fo:font-size="12pt" fo:font-style="italic" officeooo:rsid="007ea7ee" style:font-size-asian="10.5pt" style:font-style-asian="italic" style:font-size-complex="12pt" style:font-style-complex="italic"/>
    </style:style>
    <style:style style:name="T84"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7" style:family="text">
      <style:text-properties style:font-name="Calibri Light" fo:font-size="12pt" fo:font-style="italic" officeooo:rsid="00925ac6" style:font-size-asian="12pt" style:font-style-asian="italic" style:font-size-complex="12pt" style:font-style-complex="italic"/>
    </style:style>
    <style:style style:name="T88" style:family="text">
      <style:text-properties style:font-name="Calibri Light" fo:font-size="12pt" officeooo:rsid="002d9464" fo:background-color="#ffff00" loext:char-shading-value="0" style:font-size-asian="10.5pt" style:font-size-complex="12pt"/>
    </style:style>
    <style:style style:name="T89" style:family="text">
      <style:text-properties style:font-name="Calibri Light" fo:font-size="12pt" officeooo:rsid="00500e2d" fo:background-color="#ffff00" loext:char-shading-value="0" style:font-size-asian="10.5pt" style:font-size-complex="12pt"/>
    </style:style>
    <style:style style:name="T90" style:family="text">
      <style:text-properties style:font-name="Calibri Light" fo:font-size="12pt" officeooo:rsid="005b2eca" fo:background-color="#ffff00" loext:char-shading-value="0" style:font-size-asian="10.5pt" style:font-size-complex="12pt"/>
    </style:style>
    <style:style style:name="T91" style:family="text">
      <style:text-properties style:font-name="Calibri Light" fo:font-size="12pt" officeooo:rsid="01312497" fo:background-color="#ffff00" loext:char-shading-value="0" style:font-size-asian="10.5pt" style:font-size-complex="12pt"/>
    </style:style>
    <style:style style:name="T92" style:family="text">
      <style:text-properties style:font-name="Calibri Light" fo:font-size="12pt" officeooo:rsid="009bd4b6" fo:background-color="#ffff00" loext:char-shading-value="0" style:font-size-asian="12pt" style:font-size-complex="12pt"/>
    </style:style>
    <style:style style:name="T93" style:family="text">
      <style:text-properties style:font-name="Calibri Light" fo:font-size="12pt" officeooo:rsid="009cd41c" fo:background-color="#ffff00" loext:char-shading-value="0" style:font-size-asian="12pt" style:font-size-complex="12pt"/>
    </style:style>
    <style:style style:name="T94" style:family="text">
      <style:text-properties style:font-name="Calibri Light" fo:font-size="12pt" officeooo:rsid="009f5d22" fo:background-color="#ffff00" loext:char-shading-value="0" style:font-size-asian="12pt" style:font-size-complex="12pt"/>
    </style:style>
    <style:style style:name="T95" style:family="text">
      <style:text-properties style:font-name="Calibri Light" fo:font-size="12pt" officeooo:rsid="00a172e2" fo:background-color="#ffff00" loext:char-shading-value="0" style:font-size-asian="12pt" style:font-size-complex="12pt"/>
    </style:style>
    <style:style style:name="T96" style:family="text">
      <style:text-properties style:font-name="Calibri Light" fo:font-size="12pt" style:font-size-asian="12pt" style:font-size-complex="12pt"/>
    </style:style>
    <style:style style:name="T97" style:family="text">
      <style:text-properties style:font-name="Calibri Light" fo:font-size="12pt" officeooo:rsid="003e0bf9" style:font-size-asian="12pt" style:font-size-complex="12pt"/>
    </style:style>
    <style:style style:name="T98" style:family="text">
      <style:text-properties style:font-name="Calibri Light" fo:font-size="12pt" officeooo:rsid="00419c30" style:font-size-asian="12pt" style:font-size-complex="12pt"/>
    </style:style>
    <style:style style:name="T99" style:family="text">
      <style:text-properties style:font-name="Calibri Light" fo:font-size="12pt" officeooo:rsid="003ff6cc" style:font-size-asian="12pt" style:font-size-complex="12pt"/>
    </style:style>
    <style:style style:name="T100" style:family="text">
      <style:text-properties style:font-name="Calibri Light" fo:font-size="12pt" officeooo:rsid="004044a2" style:font-size-asian="12pt" style:font-size-complex="12pt"/>
    </style:style>
    <style:style style:name="T101" style:family="text">
      <style:text-properties style:font-name="Calibri Light" fo:font-size="12pt" officeooo:rsid="002df8bc" style:font-size-asian="12pt" style:font-size-complex="12pt"/>
    </style:style>
    <style:style style:name="T102" style:family="text">
      <style:text-properties style:font-name="Calibri Light" fo:font-size="12pt" officeooo:rsid="001e9a78" style:font-size-asian="12pt" style:font-size-complex="12pt"/>
    </style:style>
    <style:style style:name="T103" style:family="text">
      <style:text-properties style:font-name="Calibri Light" fo:font-size="12pt" officeooo:rsid="006fb76a" style:font-size-asian="12pt" style:font-size-complex="12pt"/>
    </style:style>
    <style:style style:name="T104" style:family="text">
      <style:text-properties style:font-name="Calibri Light" fo:font-size="12pt" officeooo:rsid="00925ac6" style:font-size-asian="12pt" style:font-size-complex="12pt"/>
    </style:style>
    <style:style style:name="T105" style:family="text">
      <style:text-properties style:font-name="Calibri Light" fo:font-size="12pt" officeooo:rsid="0096fafd" style:font-size-asian="12pt" style:font-size-complex="12pt"/>
    </style:style>
    <style:style style:name="T106" style:family="text">
      <style:text-properties style:font-name="Calibri Light" fo:font-size="12pt" officeooo:rsid="009bd4b6" style:font-size-asian="12pt" style:font-size-complex="12pt"/>
    </style:style>
    <style:style style:name="T107" style:family="text">
      <style:text-properties style:font-name="Calibri Light" fo:font-size="12pt" officeooo:rsid="009cd41c" style:font-size-asian="12pt" style:font-size-complex="12pt"/>
    </style:style>
    <style:style style:name="T108" style:family="text">
      <style:text-properties style:font-name="Calibri Light" fo:font-size="12pt" officeooo:rsid="00a172e2" style:font-size-asian="12pt" style:font-size-complex="12pt"/>
    </style:style>
    <style:style style:name="T109" style:family="text">
      <style:text-properties style:font-name="Calibri Light" fo:font-size="12pt" officeooo:rsid="00a17ad1" style:font-size-asian="12pt" style:font-size-complex="12pt"/>
    </style:style>
    <style:style style:name="T110" style:family="text">
      <style:text-properties style:font-name="Calibri Light" fo:font-size="12pt" officeooo:rsid="00a49c9e" style:font-size-asian="12pt" style:font-size-complex="12pt"/>
    </style:style>
    <style:style style:name="T111" style:family="text">
      <style:text-properties style:font-name="Calibri Light" fo:font-size="12pt" officeooo:rsid="00d8f7f0" style:font-size-asian="12pt" style:font-size-complex="12pt"/>
    </style:style>
    <style:style style:name="T112" style:family="text">
      <style:text-properties style:font-name="Calibri Light" fo:font-size="12pt" officeooo:rsid="00dc26b1" style:font-size-asian="12pt" style:font-size-complex="12pt"/>
    </style:style>
    <style:style style:name="T113" style:family="text">
      <style:text-properties style:font-name="Calibri Light" fo:font-size="12pt" fo:font-style="normal" officeooo:rsid="006b8b20" style:font-size-asian="10.5pt" style:font-style-asian="normal" style:font-size-complex="12pt" style:font-style-complex="normal"/>
    </style:style>
    <style:style style:name="T114" style:family="text">
      <style:text-properties style:font-name="Calibri Light" fo:font-size="12pt" fo:font-style="normal" officeooo:rsid="006c274f" style:font-size-asian="10.5pt" style:font-style-asian="normal" style:font-size-complex="12pt" style:font-style-complex="normal"/>
    </style:style>
    <style:style style:name="T115" style:family="text">
      <style:text-properties style:font-name="Calibri Light" fo:font-size="12pt" fo:font-style="normal" officeooo:rsid="006de3b1" style:font-size-asian="10.5pt" style:font-style-asian="normal" style:font-size-complex="12pt" style:font-style-complex="normal"/>
    </style:style>
    <style:style style:name="T116" style:family="text">
      <style:text-properties style:font-name="Calibri Light" fo:font-size="12pt" fo:font-style="normal" officeooo:rsid="007c0729" style:font-size-asian="10.5pt" style:font-style-asian="normal" style:font-size-complex="12pt" style:font-style-complex="normal"/>
    </style:style>
    <style:style style:name="T117" style:family="text">
      <style:text-properties style:font-name="Calibri Light" fo:font-size="12pt" fo:font-style="normal" officeooo:rsid="007c0be8" style:font-size-asian="10.5pt" style:font-style-asian="normal" style:font-size-complex="12pt" style:font-style-complex="normal"/>
    </style:style>
    <style:style style:name="T118" style:family="text">
      <style:text-properties style:font-name="Calibri Light" fo:font-size="12pt" fo:font-style="normal" officeooo:rsid="007ea7ee" style:font-size-asian="10.5pt" style:font-style-asian="normal" style:font-size-complex="12pt" style:font-style-complex="normal"/>
    </style:style>
    <style:style style:name="T119"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20"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2"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3"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4" style:family="text">
      <style:text-properties style:font-name="Calibri Light" fo:font-size="20pt" officeooo:rsid="001e9a78" style:font-size-asian="17.5pt" style:font-size-complex="20pt"/>
    </style:style>
    <style:style style:name="T125" style:family="text">
      <style:text-properties style:font-name="Calibri Light" fo:font-size="20pt" style:font-size-asian="20pt" style:font-size-complex="20pt"/>
    </style:style>
    <style:style style:name="T126" style:family="text">
      <style:text-properties style:font-name="Calibri Light" fo:font-size="20pt" officeooo:rsid="001c8511" style:font-size-asian="20pt" style:font-size-complex="20pt"/>
    </style:style>
    <style:style style:name="T127" style:family="text">
      <style:text-properties style:font-name="Calibri Light" fo:font-size="14pt" style:font-size-asian="14pt" style:font-size-complex="14pt"/>
    </style:style>
    <style:style style:name="T128" style:family="text">
      <style:text-properties style:font-name="Calibri Light" fo:font-size="14pt" officeooo:rsid="001d7fbf" style:font-size-asian="14pt" style:font-size-complex="14pt"/>
    </style:style>
    <style:style style:name="T129" style:family="text">
      <style:text-properties style:font-name="Calibri Light" fo:font-size="14pt" officeooo:rsid="007d5bc3" style:font-size-asian="14pt" style:font-size-complex="14pt"/>
    </style:style>
    <style:style style:name="T130" style:family="text">
      <style:text-properties style:font-name="Calibri Light" fo:font-size="14pt" fo:font-style="italic" officeooo:rsid="007c0729" style:font-size-asian="14pt" style:font-style-asian="italic" style:font-size-complex="14pt" style:font-style-complex="italic"/>
    </style:style>
    <style:style style:name="T131" style:family="text">
      <style:text-properties style:font-name="Calibri Light" fo:font-size="14pt" fo:font-style="normal" officeooo:rsid="007c0729" style:font-size-asian="14pt" style:font-style-asian="normal" style:font-size-complex="14pt" style:font-style-complex="normal"/>
    </style:style>
    <style:style style:name="T132" style:family="text">
      <style:text-properties style:font-name="Calibri Light" fo:font-size="14pt" fo:font-style="normal" officeooo:rsid="007d5bc3" style:font-size-asian="14pt" style:font-style-asian="normal" style:font-size-complex="14pt" style:font-style-complex="normal"/>
    </style:style>
    <style:style style:name="T133" style:family="text">
      <style:text-properties style:font-name="Calibri Light" officeooo:rsid="00193e6e"/>
    </style:style>
    <style:style style:name="T134" style:family="text">
      <style:text-properties style:font-name="Calibri Light" officeooo:rsid="00cb118f"/>
    </style:style>
    <style:style style:name="T135" style:family="text">
      <style:text-properties officeooo:rsid="0096fafd" fo:background-color="#ffff00" loext:char-shading-value="0"/>
    </style:style>
    <style:style style:name="T136" style:family="text">
      <style:text-properties officeooo:rsid="00925ac6"/>
    </style:style>
    <style:style style:name="T137" style:family="text">
      <style:text-properties officeooo:rsid="0092883d"/>
    </style:style>
    <style:style style:name="T138" style:family="text">
      <style:text-properties officeooo:rsid="00953da7"/>
    </style:style>
    <style:style style:name="T139" style:family="text">
      <style:text-properties officeooo:rsid="0096fafd"/>
    </style:style>
    <style:style style:name="T140" style:family="text">
      <style:text-properties officeooo:rsid="00bb9670"/>
    </style:style>
    <style:style style:name="T141" style:family="text">
      <style:text-properties officeooo:rsid="00d704fc"/>
    </style:style>
    <style:style style:name="T142" style:family="text">
      <style:text-properties style:font-name="Calibri Light1"/>
    </style:style>
    <style:style style:name="T143" style:family="text">
      <style:text-properties style:font-name="Calibri Light1" fo:font-size="12pt" style:font-size-asian="12pt" style:font-size-complex="12pt"/>
    </style:style>
    <style:style style:name="T144" style:family="text">
      <style:text-properties style:font-name="Calibri Light1" fo:font-size="12pt" officeooo:rsid="00edc9ba" style:font-size-asian="12pt" style:font-size-complex="12pt"/>
    </style:style>
    <style:style style:name="T145" style:family="text">
      <style:text-properties style:font-name="Calibri Light1" fo:font-size="12pt" officeooo:rsid="00f48e70" style:font-size-asian="12pt" style:font-size-complex="12pt"/>
    </style:style>
    <style:style style:name="T146" style:family="text">
      <style:text-properties style:font-name="Calibri Light1" fo:font-size="12pt" officeooo:rsid="01102a5e" style:font-size-asian="12pt" style:font-size-complex="12pt"/>
    </style:style>
    <style:style style:name="T147" style:family="text">
      <style:text-properties style:font-name="Calibri Light1" fo:font-size="12pt" officeooo:rsid="01114f65" style:font-size-asian="12pt" style:font-size-complex="12pt"/>
    </style:style>
    <style:style style:name="T148" style:family="text">
      <style:text-properties style:font-name="Calibri Light1" fo:font-size="12pt" officeooo:rsid="011cd5f0" style:font-size-asian="12pt" style:font-size-complex="12pt"/>
    </style:style>
    <style:style style:name="T149" style:family="text">
      <style:text-properties style:font-name="Calibri Light1" fo:font-size="12pt" officeooo:rsid="011cac05" style:font-size-asian="12pt" style:font-size-complex="12pt"/>
    </style:style>
    <style:style style:name="T150" style:family="text">
      <style:text-properties style:font-name="Calibri Light1" fo:font-size="12pt" officeooo:rsid="012a176a" style:font-size-asian="12pt" style:font-size-complex="12pt"/>
    </style:style>
    <style:style style:name="T151" style:family="text">
      <style:text-properties style:font-name="Calibri Light1" fo:font-size="12pt" officeooo:rsid="011fc78a" style:font-size-asian="12pt" style:font-size-complex="12pt"/>
    </style:style>
    <style:style style:name="T152" style:family="text">
      <style:text-properties style:font-name="Calibri Light1" fo:font-size="12pt" officeooo:rsid="012bd746" style:font-size-asian="12pt" style:font-size-complex="12pt"/>
    </style:style>
    <style:style style:name="T153" style:family="text">
      <style:text-properties style:font-name="Calibri Light1" fo:font-size="12pt" officeooo:rsid="013097b3" style:font-size-asian="12pt" style:font-size-complex="12pt"/>
    </style:style>
    <style:style style:name="T154" style:family="text">
      <style:text-properties style:font-name="Calibri Light1" fo:font-size="12pt" officeooo:rsid="0116d65a" style:font-size-asian="12pt" style:font-size-complex="12pt"/>
    </style:style>
    <style:style style:name="T155" style:family="text">
      <style:text-properties style:font-name="Calibri Light1" fo:font-size="12pt" officeooo:rsid="01177bde" style:font-size-asian="12pt" style:font-size-complex="12pt"/>
    </style:style>
    <style:style style:name="T156" style:family="text">
      <style:text-properties style:font-name="Calibri Light1" fo:font-size="12pt" officeooo:rsid="01430f1b" style:font-size-asian="12pt" style:font-size-complex="12pt"/>
    </style:style>
    <style:style style:name="T157" style:family="text">
      <style:text-properties style:font-name="Calibri Light1" fo:font-size="12pt" officeooo:rsid="015757aa" style:font-size-asian="12pt" style:font-size-complex="12pt"/>
    </style:style>
    <style:style style:name="T158" style:family="text">
      <style:text-properties style:font-name="Calibri Light1" fo:font-size="12pt" officeooo:rsid="01585949" style:font-size-asian="12pt" style:font-size-complex="12pt"/>
    </style:style>
    <style:style style:name="T159" style:family="text">
      <style:text-properties style:font-name="Calibri Light1" fo:font-size="12pt" officeooo:rsid="01621898" style:font-size-asian="12pt" style:font-size-complex="12pt"/>
    </style:style>
    <style:style style:name="T160" style:family="text">
      <style:text-properties style:font-name="Calibri Light1" fo:font-size="12pt" officeooo:rsid="016948a5" style:font-size-asian="12pt" style:font-size-complex="12pt"/>
    </style:style>
    <style:style style:name="T161" style:family="text">
      <style:text-properties style:font-name="Calibri Light1" fo:font-size="12pt" officeooo:rsid="0163e51f" style:font-size-asian="12pt" style:font-size-complex="12pt"/>
    </style:style>
    <style:style style:name="T162" style:family="text">
      <style:text-properties style:font-name="Calibri Light1" fo:font-size="12pt" officeooo:rsid="0169719e" style:font-size-asian="12pt" style:font-size-complex="12pt"/>
    </style:style>
    <style:style style:name="T163" style:family="text">
      <style:text-properties style:font-name="Calibri Light1" fo:font-size="12pt" officeooo:rsid="01645fda" style:font-size-asian="12pt" style:font-size-complex="12pt"/>
    </style:style>
    <style:style style:name="T164" style:family="text">
      <style:text-properties style:font-name="Calibri Light1" fo:font-size="12pt" officeooo:rsid="016a6013" style:font-size-asian="12pt" style:font-size-complex="12pt"/>
    </style:style>
    <style:style style:name="T165" style:family="text">
      <style:text-properties style:font-name="Calibri Light1" fo:font-size="12pt" officeooo:rsid="0166d1ec" style:font-size-asian="12pt" style:font-size-complex="12pt"/>
    </style:style>
    <style:style style:name="T166" style:family="text">
      <style:text-properties style:font-name="Calibri Light1" fo:font-size="12pt" officeooo:rsid="016bd005" style:font-size-asian="12pt" style:font-size-complex="12pt"/>
    </style:style>
    <style:style style:name="T167" style:family="text">
      <style:text-properties style:font-name="Calibri Light1" fo:font-size="12pt" officeooo:rsid="016c6593" style:font-size-asian="12pt" style:font-size-complex="12pt"/>
    </style:style>
    <style:style style:name="T168" style:family="text">
      <style:text-properties style:font-name="Calibri Light1" fo:font-size="12pt" fo:font-style="normal" officeooo:rsid="011cd5f0" style:font-size-asian="12pt" style:font-style-asian="normal" style:font-size-complex="12pt" style:font-style-complex="normal"/>
    </style:style>
    <style:style style:name="T169" style:family="text">
      <style:text-properties style:font-name="Calibri Light1" fo:font-size="12pt" fo:font-style="normal" officeooo:rsid="012a176a" style:font-size-asian="12pt" style:font-style-asian="normal" style:font-size-complex="12pt" style:font-style-complex="normal"/>
    </style:style>
    <style:style style:name="T170" style:family="text">
      <style:text-properties style:font-name="Calibri Light1" fo:font-size="12pt" fo:font-style="normal" officeooo:rsid="013097b3" style:font-size-asian="12pt" style:font-style-asian="normal" style:font-size-complex="12pt" style:font-style-complex="normal"/>
    </style:style>
    <style:style style:name="T171" style:family="text">
      <style:text-properties style:font-name="Calibri Light1" officeooo:rsid="010853d6"/>
    </style:style>
    <style:style style:name="T172" style:family="text">
      <style:text-properties style:font-name="Calibri Light1" officeooo:rsid="01093832"/>
    </style:style>
    <style:style style:name="T173" style:family="text">
      <style:text-properties style:font-name="Calibri Light1" officeooo:rsid="010c4900"/>
    </style:style>
    <style:style style:name="T174" style:family="text">
      <style:text-properties style:font-name="Calibri Light1" officeooo:rsid="013e6dc0"/>
    </style:style>
    <style:style style:name="T175" style:family="text">
      <style:text-properties officeooo:rsid="0080c4be"/>
    </style:style>
    <style:style style:name="T176" style:family="text">
      <style:text-properties fo:font-weight="bold" officeooo:rsid="0080c4be" style:font-weight-asian="bold" style:font-weight-complex="bold"/>
    </style:style>
    <style:style style:name="T177" style:family="text">
      <style:text-properties officeooo:rsid="00f1708f"/>
    </style:style>
    <style:style style:name="T178" style:family="text">
      <style:text-properties officeooo:rsid="00fd284f"/>
    </style:style>
    <style:style style:name="T179" style:family="text">
      <style:text-properties officeooo:rsid="0105cf5e"/>
    </style:style>
    <style:style style:name="T180" style:family="text">
      <style:text-properties officeooo:rsid="01074945"/>
    </style:style>
    <style:style style:name="T181" style:family="text">
      <style:text-properties officeooo:rsid="010a1947"/>
    </style:style>
    <style:style style:name="T182" style:family="text">
      <style:text-properties officeooo:rsid="01177bde"/>
    </style:style>
    <style:style style:name="T183" style:family="text">
      <style:text-properties officeooo:rsid="0119e713"/>
    </style:style>
    <style:style style:name="T184" style:family="text">
      <style:text-properties officeooo:rsid="011a329d"/>
    </style:style>
    <style:style style:name="T185" style:family="text">
      <style:text-properties officeooo:rsid="0121b978"/>
    </style:style>
    <style:style style:name="T186" style:family="text">
      <style:text-properties officeooo:rsid="0126333f"/>
    </style:style>
    <style:style style:name="T187" style:family="text">
      <style:text-properties officeooo:rsid="012a176a"/>
    </style:style>
    <style:style style:name="T188" style:family="text">
      <style:text-properties officeooo:rsid="012b4c44"/>
    </style:style>
    <style:style style:name="T189" style:family="text">
      <style:text-properties officeooo:rsid="012d976c"/>
    </style:style>
    <style:style style:name="T190" style:family="text">
      <style:text-properties officeooo:rsid="013097b3"/>
    </style:style>
    <style:style style:name="T191" style:family="text">
      <style:text-properties officeooo:rsid="0139f0be"/>
    </style:style>
    <style:style style:name="T192" style:family="text">
      <style:text-properties officeooo:rsid="013ba87f"/>
    </style:style>
    <style:style style:name="T193" style:family="text">
      <style:text-properties officeooo:rsid="01472ff5"/>
    </style:style>
    <style:style style:name="T194" style:family="text">
      <style:text-properties officeooo:rsid="0148ed11"/>
    </style:style>
    <style:style style:name="T195" style:family="text">
      <style:text-properties officeooo:rsid="014a34d6"/>
    </style:style>
    <style:style style:name="T196" style:family="text">
      <style:text-properties officeooo:rsid="0155e24a"/>
    </style:style>
    <style:style style:name="T197" style:family="text">
      <style:text-properties officeooo:rsid="015757aa"/>
    </style:style>
    <style:style style:name="T198" style:family="text">
      <style:text-properties officeooo:rsid="01645fda"/>
    </style:style>
    <style:style style:name="T199" style:family="text">
      <style:text-properties officeooo:rsid="0166d1ec"/>
    </style:style>
    <style:style style:name="T200" style:family="text">
      <style:text-properties officeooo:rsid="016948a5"/>
    </style:style>
    <style:style style:name="T201" style:family="text">
      <style:text-properties officeooo:rsid="0169719e"/>
    </style:style>
    <style:style style:name="T202" style:family="text">
      <style:text-properties officeooo:rsid="016a6013"/>
    </style:style>
    <style:style style:name="T203" style:family="text">
      <style:text-properties officeooo:rsid="016bd005"/>
    </style:style>
    <style:style style:name="T204" style:family="text">
      <style:text-properties officeooo:rsid="016c6593"/>
    </style:style>
    <style:style style:name="T205" style:family="text">
      <style:text-properties officeooo:rsid="016ce5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90">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1">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8">Popisi su pohranjeni lokalno na </text:span></text:span><text:span text:style-name="Zadani_20_font_20_odlomka"><text:span text:style-name="T89">korisničkom</text:span></text:span><text:span text:style-name="Zadani_20_font_20_odlomka"><text:span text:style-name="T88">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89889140" text:style-name="L1">
        <text:list-item>
          <text:p text:style-name="P151"><text:span text:style-name="Zadani_20_font_20_odlomka"><text:span text:style-name="T37">Gost je </text:span></text:span><text:span text:style-name="Zadani_20_font_20_odlomka"><text:span text:style-name="T97">osoba koja se nije </text:span></text:span><text:span text:style-name="Zadani_20_font_20_odlomka"><text:span text:style-name="T98">prijavila</text:span></text:span><text:span text:style-name="Zadani_20_font_20_odlomka"><text:span text:style-name="T97"> ili nema račun - dostupan je samo pregled trgovina i namirnica. </text:span></text:span><text:span text:style-name="Zadani_20_font_20_odlomka"><text:span text:style-name="T104">Gost ne smije imati pristup ostalim funkcionalnostima. Funkcionalnosti koje su dostupne razini autorizacije „gost” nazivaju se </text:span></text:span><text:span text:style-name="Zadani_20_font_20_odlomka"><text:span text:style-name="T87">osnovnim funkcionalnostima</text:span></text:span><text:span text:style-name="Zadani_20_font_20_odlomka"><text:span text:style-name="T104">.</text:span></text:span></text:p>
        </text:list-item>
        <text:list-item>
          <text:p text:style-name="P153"><text:span text:style-name="Zadani_20_font_20_odlomka"><text:span text:style-name="T136">Kupac, osim što ima pristup osnovnim funkcionalnostima ima i pristup dodatnim funkcionalnostima: manipulacija popisa, </text:span></text:span><text:span text:style-name="Zadani_20_font_20_odlomka"><text:span text:style-name="T137">dodavanje artikala na popis </text:span></text:span><text:span text:style-name="Zadani_20_font_20_odlomka"><text:span text:style-name="T138">i mogućnost označavanja omiljenih artikala. </text:span></text:span><text:span text:style-name="Zadani_20_font_20_odlomka"><text:span text:style-name="T139">Dodatno, kupac ima mogućnost </text:span></text:span><text:span text:style-name="Zadani_20_font_20_odlomka"><text:span text:style-name="T135">online kupovine.</text:span></text:span></text:p>
        </text:list-item>
        <text:list-item>
          <text:p text:style-name="P152"><text:span text:style-name="Zadani_20_font_20_odlomka"><text:span text:style-name="T105">Trgovcu se nude sve funkcionalnosti koje se nude kupcu, ali trgovac ima i </text:span></text:span><text:span text:style-name="Zadani_20_font_20_odlomka"><text:span text:style-name="T99">sposobnost </text:span></text:span><text:span text:style-name="Zadani_20_font_20_odlomka"><text:span text:style-name="T97">dodavanj</text:span></text:span><text:span text:style-name="Zadani_20_font_20_odlomka"><text:span text:style-name="T99">a</text:span></text:span><text:span text:style-name="Zadani_20_font_20_odlomka"><text:span text:style-name="T97"> proizvoda u trgovinama i dodavanje trgovina kao takvih. </text:span></text:span><text:span text:style-name="Zadani_20_font_20_odlomka"><text:span text:style-name="T106">Trgovac može i obrisati proizvode ili trgovine iz baze podataka (za slučaj da takve više ne postoje), ali samo one koje je on dodao. </text:span></text:span><text:span text:style-name="Zadani_20_font_20_odlomka"><text:span text:style-name="T92">Trgovac ima pregled svih proizvoda i trgovina koje je dodao.</text:span></text:span><text:span text:style-name="Zadani_20_font_20_odlomka"><text:span text:style-name="T106">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8">Trgovcu treba osigurati intuitivno grafičko sučelje </text:span></text:span><text:span text:style-name="Zadani_20_font_20_odlomka"><text:span text:style-name="T109">koje će koristiti prilikom dodavanja namirnica ili trgovina. </text:span></text:span><text:span text:style-name="Zadani_20_font_20_odlomka"><text:span text:style-name="T110">Trgovac u trgovinu mora moći dodati a) potpuno novi proizvod i b) proizvod koji već postoji.</text:span></text:span></text:p>
        </text:list-item>
        <text:list-item>
          <text:p text:style-name="P151"><text:span text:style-name="Zadani_20_font_20_odlomka"><text:span text:style-name="T99">Admin</text:span></text:span><text:span text:style-name="Zadani_20_font_20_odlomka"><text:span text:style-name="T100">istrator</text:span></text:span><text:span text:style-name="Zadani_20_font_20_odlomka"><text:span text:style-name="T99"> se brine za točnost </text:span></text:span><text:span text:style-name="Zadani_20_font_20_odlomka"><text:span text:style-name="T101">artikala dostupnim u aplikaciji. </text:span></text:span><text:span text:style-name="Zadani_20_font_20_odlomka"><text:span text:style-name="T107">Njemu se nude sve funkcionalnosti koje se nude i kupc</text:span></text:span><text:span text:style-name="Zadani_20_font_20_odlomka"><text:span text:style-name="T111">u</text:span></text:span><text:span text:style-name="Zadani_20_font_20_odlomka"><text:span text:style-name="T107">. </text:span></text:span><text:span text:style-name="Zadani_20_font_20_odlomka"><text:span text:style-name="T101">Također može ukloniti trgovine i proizvode iz aplikacije </text:span></text:span><text:span text:style-name="Zadani_20_font_20_odlomka"><text:span text:style-name="T107">u slučaju da primijeti nekonzistentnosti.</text:span></text:span><text:span text:style-name="Zadani_20_font_20_odlomka"><text:span text:style-name="T93"> </text:span></text:span><text:span text:style-name="Zadani_20_font_20_odlomka"><text:span text:style-name="T94">Pri uklanjanju namirnica ili trgovina, odgovarajućem se trgovcu </text:span></text:span><text:span text:style-name="Zadani_20_font_20_odlomka"><text:span text:style-name="T95">(onom koji je postavio te namirnice/trgovine)</text:span></text:span><text:span text:style-name="Zadani_20_font_20_odlomka"><text:span text:style-name="T94"> i ostalim administratorima šalje obavijest elektroničkom poštom.</text:span></text:span><text:span text:style-name="Zadani_20_font_20_odlomka"><text:span text:style-name="T80"> <text:s/></text:span></text:span></text:p>
        </text:list-item>
      </text:list>
      <text:p text:style-name="P28"><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825337986512">
          <table:table-cell table:style-name="Table2.A1" office:value-type="string">
            <text:p text:style-name="P42">Atribut</text:p>
          </table:table-cell>
          <table:table-cell table:style-name="Table2.A1" office:value-type="string">
            <text:p text:style-name="P43">Duljina</text:p>
          </table:table-cell>
          <table:table-cell table:style-name="Table2.C1" office:value-type="string">
            <text:p text:style-name="P42">Ograničenje</text:p>
          </table:table-cell>
        </table:table-row>
        <table:table-row table:style-name="TableLine2825337986768">
          <table:table-cell table:style-name="Table2.A2" office:value-type="string">
            <text:p text:style-name="P43">Korisničko ime</text:p>
          </table:table-cell>
          <table:table-cell table:style-name="Table2.A2" office:value-type="string">
            <text:p text:style-name="P43">Od pet do dvadeset znakova</text:p>
          </table:table-cell>
          <table:table-cell table:style-name="Table2.C2" office:value-type="string">
            <text:p text:style-name="P45"><text:span text:style-name="T140">Alfanumeričk</text:span><text:span text:style-name="T141">i</text:span><text:span text:style-name="T140"> znakovi</text:span></text:p>
          </table:table-cell>
        </table:table-row>
        <table:table-row table:style-name="TableLine2825337981904">
          <table:table-cell table:style-name="Table2.A2" office:value-type="string">
            <text:p text:style-name="P43">Lozinka</text:p>
          </table:table-cell>
          <table:table-cell table:style-name="Table2.A2" office:value-type="string">
            <text:p text:style-name="P43">Od osam do trideset znakova</text:p>
          </table:table-cell>
          <table:table-cell table:style-name="Table2.C2" office:value-type="string">
            <text:p text:style-name="P44">Alfanumerički znakovi</text:p>
          </table:table-cell>
        </table:table-row>
        <table:table-row table:style-name="TableLine2825337983184">
          <table:table-cell table:style-name="Table2.A2" office:value-type="string">
            <text:p text:style-name="P43">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825337987792">
          <table:table-cell table:style-name="Table2.A2" office:value-type="string">
            <text:p text:style-name="P43">Razina autorizacije</text:p>
          </table:table-cell>
          <table:table-cell table:style-name="Table2.A2" office:value-type="string">
            <text:p text:style-name="Table_20_Contents">/</text:p>
          </table:table-cell>
          <table:table-cell table:style-name="Table2.C2" office:value-type="string">
            <text:p text:style-name="P44">Kupac, trgovac, administrator</text:p>
          </table:table-cell>
        </table:table-row>
      </table:table>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592073462" text:style-name="L2">
        <text:list-item>
          <text:p text:style-name="P155"><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156"><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157"><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9"><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34"><text:span text:style-name="Zadani_20_font_20_odlomka"><text:span text:style-name="T91">Maksimalno trajanje sjednice iznosi 2 sata.</text:span></text:span><text:span text:style-name="Zadani_20_font_20_odlomka"><text:span text:style-name="T79"> Nakon 2 sata treba prekinuti sjednicu.</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3"><text:soft-page-break/><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825337994192">
          <table:table-cell table:style-name="Table1.A1" office:value-type="string">
            <text:p text:style-name="P35">Ime</text:p>
          </table:table-cell>
          <table:table-cell table:style-name="Table1.A1" office:value-type="string">
            <text:p text:style-name="P35">Prezime</text:p>
          </table:table-cell>
          <table:table-cell table:style-name="Table1.C1" office:value-type="string">
            <text:p text:style-name="P35">Vještine i sposobnosti</text:p>
          </table:table-cell>
        </table:table-row>
        <table:table-row table:style-name="TableLine2825337983440">
          <table:table-cell table:style-name="Table1.A2" office:value-type="string">
            <text:p text:style-name="P37">Tomislav</text:p>
          </table:table-cell>
          <table:table-cell table:style-name="Table1.A2" office:value-type="string">
            <text:p text:style-name="P37">Bjelčić</text:p>
          </table:table-cell>
          <table:table-cell table:style-name="Table1.C2" office:value-type="string">
            <text:p text:style-name="P38"><text:span text:style-name="T1">Java </text:span><text:span text:style-name="T2">beginner</text:span></text:p>
          </table:table-cell>
        </table:table-row>
        <table:table-row table:style-name="TableLine2825337989328">
          <table:table-cell table:style-name="Table1.A2" office:value-type="string">
            <text:p text:style-name="P37">Damjan</text:p>
          </table:table-cell>
          <table:table-cell table:style-name="Table1.A2" office:value-type="string">
            <text:p text:style-name="P37">Grubelić</text:p>
          </table:table-cell>
          <table:table-cell table:style-name="Table1.C2" office:value-type="string">
            <text:p text:style-name="P41">Digital prophet</text:p>
          </table:table-cell>
        </table:table-row>
        <table:table-row table:style-name="TableLine2825337990096">
          <table:table-cell table:style-name="Table1.A2" office:value-type="string">
            <text:p text:style-name="P37">Marko</text:p>
          </table:table-cell>
          <table:table-cell table:style-name="Table1.A2" office:value-type="string">
            <text:p text:style-name="P36">Vladić</text:p>
          </table:table-cell>
          <table:table-cell table:style-name="Table1.C2" office:value-type="string">
            <text:p text:style-name="P37">JS enthusiast</text:p>
          </table:table-cell>
        </table:table-row>
        <table:table-row table:style-name="Table1.5">
          <table:table-cell table:style-name="Table1.A2" office:value-type="string">
            <text:p text:style-name="P37">Luka</text:p>
          </table:table-cell>
          <table:table-cell table:style-name="Table1.A2" office:value-type="string">
            <text:p text:style-name="P37">Pranjić</text:p>
          </table:table-cell>
          <table:table-cell table:style-name="Table1.C2" office:value-type="string">
            <text:p text:style-name="P37">/</text:p>
          </table:table-cell>
        </table:table-row>
        <table:table-row table:style-name="TableLine2825337047168">
          <table:table-cell table:style-name="Table1.A2" office:value-type="string">
            <text:p text:style-name="P37">Dominik</text:p>
          </table:table-cell>
          <table:table-cell table:style-name="Table1.A2" office:value-type="string">
            <text:p text:style-name="P37">Brdar</text:p>
          </table:table-cell>
          <table:table-cell table:style-name="Table1.C2" office:value-type="string">
            <text:p text:style-name="P39">Bob Ross of HTML/CSS and responsive design</text:p>
          </table:table-cell>
        </table:table-row>
        <table:table-row table:style-name="TableLine2825360906960">
          <table:table-cell table:style-name="Table1.A2" office:value-type="string">
            <text:p text:style-name="P37">Josip</text:p>
          </table:table-cell>
          <table:table-cell table:style-name="Table1.A2" office:value-type="string">
            <text:p text:style-name="P37">Komljenović</text:p>
          </table:table-cell>
          <table:table-cell table:style-name="Table1.C2" office:value-type="string">
            <text:p text:style-name="P40"><text:span text:style-name="T3">R</text:span> veteran</text:p>
          </table:table-cell>
        </table:table-row>
        <table:table-row table:style-name="TableLine2825360915664">
          <table:table-cell table:style-name="Table1.A2" office:value-type="string">
            <text:p text:style-name="P37">Antonio</text:p>
          </table:table-cell>
          <table:table-cell table:style-name="Table1.A2" office:value-type="string">
            <text:p text:style-name="P37">Lakoš</text:p>
          </table:table-cell>
          <table:table-cell table:style-name="Table1.C2" office:value-type="string">
            <text:p text:style-name="P46"><text:span text:style-name="T133">ARM7 </text:span><text:span text:style-name="T134">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4">Studija izvedivosti (Feasibility study)</text:span></text:span></text:p>
      <text:p text:style-name="P15"><text:span text:style-name="Zadani_20_font_20_odlomka"><text:span text:style-name="T40">Aplikacija </text:span></text:span><text:span text:style-name="Zadani_20_font_20_odlomka"><text:span text:style-name="T82">SmartCart</text:span></text:span><text:span text:style-name="Zadani_20_font_20_odlomka"><text:span text:style-name="T113"> je nezavisna i ne integrira se niti u jedan sustav. Lagano je ostvariva korištenjem već poznatih tehnologija. </text:span></text:span><text:span text:style-name="Zadani_20_font_20_odlomka"><text:span text:style-name="T82">Front end </text:span></text:span><text:span text:style-name="Zadani_20_font_20_odlomka"><text:span text:style-name="T113">će biti napravljen u okruženju </text:span></text:span><text:span text:style-name="Zadani_20_font_20_odlomka"><text:span text:style-name="T82">Android studio</text:span></text:span><text:span text:style-name="Zadani_20_font_20_odlomka"><text:span text:style-name="T113"> u programskom jeziku </text:span></text:span><text:span text:style-name="Zadani_20_font_20_odlomka"><text:span text:style-name="T82">Java</text:span></text:span><text:span text:style-name="Zadani_20_font_20_odlomka"><text:span text:style-name="T113">.</text:span></text:span><text:span text:style-name="Zadani_20_font_20_odlomka"><text:span text:style-name="T120"> </text:span></text:span><text:span text:style-name="Zadani_20_font_20_odlomka"><text:span text:style-name="T84">Back en</text:span></text:span><text:span text:style-name="Zadani_20_font_20_odlomka"><text:span text:style-name="T86">d</text:span></text:span><text:span text:style-name="Zadani_20_font_20_odlomka"><text:span text:style-name="T120"> će biti </text:span></text:span><text:span text:style-name="Zadani_20_font_20_odlomka"><text:span text:style-name="T121">napisan u programskom jeziku </text:span></text:span><text:span text:style-name="Zadani_20_font_20_odlomka"><text:span text:style-name="T85">Python.</text:span></text:span><text:span text:style-name="Zadani_20_font_20_odlomka"><text:span text:style-name="T121"> Serverska baza podataka će biti ostvarena u jeziku Postgresql, a korisnička baza podataka na </text:span></text:span><text:span text:style-name="Zadani_20_font_20_odlomka"><text:span text:style-name="T85">Android</text:span></text:span><text:span text:style-name="Zadani_20_font_20_odlomka"><text:span text:style-name="T121"> uređaju u jeziku </text:span></text:span><text:span text:style-name="Zadani_20_font_20_odlomka"><text:span text:style-name="T85">sqlite </text:span></text:span><text:span text:style-name="Zadani_20_font_20_odlomka"><text:span text:style-name="T121">u knjižnici </text:span></text:span><text:span text:style-name="Zadani_20_font_20_odlomka"><text:span text:style-name="T85">Room</text:span></text:span><text:span text:style-name="Zadani_20_font_20_odlomka"><text:span text:style-name="T121">.</text:span></text:span></text:p>
      <text:p text:style-name="P16"><text:span text:style-name="Zadani_20_font_20_odlomka"><text:span text:style-name="T114">Tim programera koji radi na ovom projektu sastoji se od sedam članova. Očekivano trajanje projekta iznosi oko tri mjeseca.</text:span></text:span></text:p>
      <text:p text:style-name="P16"><text:span text:style-name="Zadani_20_font_20_odlomka"><text:span text:style-name="T114">Krajnji rokovi su strogo zadani, a cjelokupnu prijetnju najviše predstavlja </text:span></text:span><text:span text:style-name="Zadani_20_font_20_odlomka"><text:span text:style-name="T115">Fakultet i ostale obveze kojeg on podrazumijeva.</text:span></text:span></text:p>
      <text:p text:style-name="P5"><text:span text:style-name="Zadani_20_font_20_odlomka"><text:span text:style-name="T124"/></text:span></text:p>
      <text:p text:style-name="P5"><text:span text:style-name="Zadani_20_font_20_odlomka"><text:span text:style-name="T124"/></text:span></text:p>
      <text:p text:style-name="P17"><text:soft-page-break/><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5">I. Osnovne funkcionalnosti aplikacije SmartCart:</text:span></text:span></text:p>
      <text:list xml:id="list3344679032" text:style-name="L3">
        <text:list-item>
          <text:p text:style-name="P162"><text:span text:style-name="Zadani_20_font_20_odlomka"><text:span text:style-name="T127">pregled trgovina i namirnica dostupnim u njima</text:span></text:span></text:p>
        </text:list-item>
        <text:list-item>
          <text:p text:style-name="P162"><text:span text:style-name="Zadani_20_font_20_odlomka"><text:span text:style-name="T127">dodavanje artikala na popis tj. u košaricu</text:span></text:span></text:p>
        </text:list-item>
        <text:list-item>
          <text:p text:style-name="P162"><text:span text:style-name="Zadani_20_font_20_odlomka"><text:span text:style-name="T127">fiskalizacija računa (simulacija)</text:span></text:span></text:p>
        </text:list-item>
      </text:list>
      <text:p text:style-name="P17"><text:span text:style-name="Zadani_20_font_20_odlomka"><text:span text:style-name="T96"><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94749833" text:style-name="L4">
        <text:list-item>
          <text:p text:style-name="P163"><text:span text:style-name="Zadani_20_font_20_odlomka"><text:span text:style-name="T96">popis trgovina (mogućnost sortiranja od najmanje udaljenih do najudaljenijih)</text:span></text:span></text:p>
        </text:list-item>
        <text:list-item>
          <text:p text:style-name="P163"><text:span text:style-name="Zadani_20_font_20_odlomka"><text:span text:style-name="T96">pregled trgovina na karti</text:span></text:span></text:p>
        </text:list-item>
        <text:list-item>
          <text:p text:style-name="P163"><text:span text:style-name="Zadani_20_font_20_odlomka"><text:span text:style-name="T96">izračun optimalne cijene odabranih proizvoda</text:span></text:span></text:p>
        </text:list-item>
        <text:list-item>
          <text:p text:style-name="P163"><text:span text:style-name="Zadani_20_font_20_odlomka"><text:span text:style-name="T96">razno filtriranje proizvoda (po cijeni, po trgovini, po kvartovima, po proizvođaču itd...) i naravno kombiniranje filtera</text:span></text:span></text:p>
        </text:list-item>
        <text:list-item>
          <text:p text:style-name="P163"><text:span text:style-name="Zadani_20_font_20_odlomka"><text:span text:style-name="T96">mogućnost stvaranja računa (account) i ulogiravanja - četiri razine autorizacije: gost, kupac, trgovac, admin:</text:span></text:span></text:p>
        </text:list-item>
      </text:list>
      <text:list xml:id="list1402669582" text:style-name="L5">
        <text:list-item>
          <text:list>
            <text:list-item>
              <text:p text:style-name="P164"><text:span text:style-name="Zadani_20_font_20_odlomka"><text:span text:style-name="T96">gost: osoba koja se nije ulogirala ili nema račun - dostupan je samo pregled trgovina i namirnica</text:span></text:span></text:p>
            </text:list-item>
            <text:list-item>
              <text:p text:style-name="P164"><text:span text:style-name="Zadani_20_font_20_odlomka"><text:span text:style-name="T96">kupac: mogućnost dodavanja artikala na popis tj. u košaricu</text:span></text:span></text:p>
            </text:list-item>
            <text:list-item>
              <text:p text:style-name="P164"><text:span text:style-name="Zadani_20_font_20_odlomka"><text:span text:style-name="T96">trgovac: dodavanje proizvoda u trgovinama i dodavanje trgovina kao takvih. Može preko aplikacije fiskalizirati račun.</text:span></text:span></text:p>
            </text:list-item>
            <text:list-item>
              <text:p text:style-name="P164"><text:span text:style-name="Zadani_20_font_20_odlomka"><text:span text:style-name="T112">administrator</text:span></text:span><text:span text:style-name="Zadani_20_font_20_odlomka"><text:span text:style-name="T96">: brine se za točnost artikala dostupnim u aplikaciji. Također može ukloniti trgovine i proizvode iz aplikacije.</text:span></text:span></text:p>
              <text:p text:style-name="P165"><text:span text:style-name="Zadani_20_font_20_odlomka"><text:span text:style-name="T96"/></text:span></text:p>
            </text:list-item>
          </text:list>
        </text:list-item>
      </text:list>
      <text:list xml:id="list115803520545649" text:continue-list="list194749833" text:style-name="L4">
        <text:list-item>
          <text:p text:style-name="P163"><text:span text:style-name="Zadani_20_font_20_odlomka"><text:span text:style-name="T96">mogućnost posjedovanja više (aktivnih) popisa u isto vrijeme</text:span></text:span></text:p>
        </text:list-item>
        <text:list-item>
          <text:p text:style-name="P163"><text:span text:style-name="Zadani_20_font_20_odlomka"><text:span text:style-name="T96">mogućnost manipulacije popisima (otvaranje, zatvaranje, arhiviranje, pregled starih popisa, brisanje...)</text:span></text:span></text:p>
        </text:list-item>
        <text:list-item>
          <text:p text:style-name="P163"><text:span text:style-name="Zadani_20_font_20_odlomka"><text:span text:style-name="T96">unaprijed postavljeni popisi - Npr. "kolač od čokolade" je popis koji sadrži sve artikle koji su potrebni za kolač npr. jaja, brašno, čokolada za kuhanje 200g...</text:span></text:span></text:p>
        </text:list-item>
        <text:list-item>
          <text:p text:style-name="P163"><text:span text:style-name="Zadani_20_font_20_odlomka"><text:span text:style-name="T96">mogućnost stvaranja vlastitih unaprijed postavljenih popisa npr. "stvari za wc" koji sadrži domestos, pronto itd.</text:span></text:span></text:p>
        </text:list-item>
        <text:list-item>
          <text:p text:style-name="P163"><text:soft-page-break/><text:span text:style-name="Zadani_20_font_20_odlomka"><text:span text:style-name="T102">mogućnost označavanja proizvoda kao "omiljenih". Ti su proizvodi izlistani sa strane u side bar-u da se lakše može doći do njih</text:span></text:span></text:p>
        </text:list-item>
      </text:list>
      <text:p text:style-name="P5"><text:span text:style-name="Zadani_20_font_20_odlomka"><text:span text:style-name="T124"/></text:span></text:p>
      <text:p text:style-name="P4"><text:span text:style-name="Zadani_20_font_20_odlomka"><text:span text:style-name="T14"/></text:span></text:p>
      <text:p text:style-name="P4"><text:span text:style-name="Zadani_20_font_20_odlomka"><text:span text:style-name="T126">Klasifikacija zahtjeva</text:span></text:span></text:p>
      <text:p text:style-name="P19"><text:span text:style-name="Zadani_20_font_20_odlomka"><text:span text:style-name="T128">Funkcionalni zahtjevi – „</text:span></text:span><text:span text:style-name="Zadani_20_font_20_odlomka"><text:span text:style-name="T130">system shall do”- </text:span></text:span><text:span text:style-name="Zadani_20_font_20_odlomka"><text:span text:style-name="T131">aplikacija će </text:span></text:span><text:span text:style-name="Zadani_20_font_20_odlomka"><text:span text:style-name="T132">raditi sljedeće</text:span></text:span><text:span text:style-name="Zadani_20_font_20_odlomka"><text:span text:style-name="T131">:</text:span></text:span></text:p>
      <text:list xml:id="list1604564371" text:style-name="L6">
        <text:list-item>
          <text:p text:style-name="P158"><text:span text:style-name="Zadani_20_font_20_odlomka"><text:span text:style-name="T116">pregled svih trgovina u na karti</text:span></text:span></text:p>
        </text:list-item>
        <text:list-item>
          <text:p text:style-name="P159"><text:span text:style-name="Zadani_20_font_20_odlomka"><text:span text:style-name="T117">pregled svih artikala u tim trgovinama</text:span></text:span></text:p>
        </text:list-item>
        <text:list-item>
          <text:p text:style-name="P159"><text:span text:style-name="Zadani_20_font_20_odlomka"><text:span text:style-name="T117">mogućnost dodavanja artikala na popise</text:span></text:span></text:p>
        </text:list-item>
        <text:list-item>
          <text:p text:style-name="P159"><text:span text:style-name="Zadani_20_font_20_odlomka"><text:span text:style-name="T117">mogućnost izračunavanja optimalne cijene</text:span></text:span></text:p>
        </text:list-item>
        <text:list-item>
          <text:p text:style-name="P159"><text:span text:style-name="Zadani_20_font_20_odlomka"><text:span text:style-name="T117">opcija stvaranja računa i ulogiravanja</text:span></text:span></text:p>
        </text:list-item>
      </text:list>
      <text:p text:style-name="P19"><text:span text:style-name="Zadani_20_font_20_odlomka"><text:span text:style-name="T128">Nefunkcionalni sustava – „</text:span></text:span><text:span text:style-name="Zadani_20_font_20_odlomka"><text:span text:style-name="T129">system shall be” – aplikacija će biti ovakva:</text:span></text:span></text:p>
      <text:list xml:id="list901284768" text:style-name="L7">
        <text:list-item>
          <text:p text:style-name="P160"><text:span text:style-name="Zadani_20_font_20_odlomka"><text:span text:style-name="T41">ograničen </text:span></text:span><text:span text:style-name="Zadani_20_font_20_odlomka"><text:span text:style-name="T83">User experience (UX)</text:span></text:span><text:span text:style-name="Zadani_20_font_20_odlomka"><text:span text:style-name="T118"> bez internetske veze</text:span></text:span></text:p>
        </text:list-item>
        <text:list-item>
          <text:p text:style-name="P161"><text:span text:style-name="Zadani_20_font_20_odlomka"><text:span text:style-name="T122">**</text:span></text:span><text:span text:style-name="Zadani_20_font_20_odlomka"><text:span text:style-name="T123">ograničenja na vrijeme ažuriranja sustava</text:span></text:span></text:p>
        </text:list-item>
      </text:list>
      <text:p text:style-name="P19"><text:span text:style-name="Zadani_20_font_20_odlomka"><text:span text:style-name="T128">Zahtjevi domene primjene</text:span></text:span></text:p>
      <text:list xml:id="list425108211" text:style-name="L8">
        <text:list-item>
          <text:p text:style-name="P154"><text:span text:style-name="Zadani_20_font_20_odlomka"><text:span text:style-name="T175">fiskalizacija će biti </text:span></text:span><text:span text:style-name="Zadani_20_font_20_odlomka"><text:span text:style-name="T176">simulirana</text:span></text:span></text:p>
        </text:list-item>
      </text:list>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129"><text:span text:style-name="Zadani_20_font_20_odlomka"><text:span text:style-name="T15">Speficikacija zahtjeva</text:span></text:span></text:p>
      <text:p text:style-name="P30"><text:span text:style-name="Zadani_20_font_20_odlomka"><text:span text:style-name="T15"/></text:span></text:p>
      <table:table table:name="Table4" table:style-name="Table4">
        <table:table-column table:style-name="Table4.A"/>
        <table:table-column table:style-name="Table4.B"/>
        <table:table-row table:style-name="TableLine2825360916432">
          <table:table-cell table:style-name="Table4.A1" office:value-type="string">
            <text:p text:style-name="P47">Element</text:p>
          </table:table-cell>
          <table:table-cell table:style-name="Table4.B1" office:value-type="string">
            <text:p text:style-name="P47">Opis</text:p>
          </table:table-cell>
        </table:table-row>
        <table:table-row table:style-name="TableLine2825360911824">
          <table:table-cell table:style-name="Table4.A2" office:value-type="string">
            <text:p text:style-name="P55">Redni broj</text:p>
          </table:table-cell>
          <table:table-cell table:style-name="Table4.B2" office:value-type="string">
            <text:p text:style-name="P63">UC0<text:span text:style-name="T177">.1</text:span></text:p>
          </table:table-cell>
        </table:table-row>
        <table:table-row table:style-name="TableLine2825360907984">
          <table:table-cell table:style-name="Table4.A2" office:value-type="string">
            <text:p text:style-name="P55">Namjena</text:p>
          </table:table-cell>
          <table:table-cell table:style-name="Table4.B2" office:value-type="string">
            <text:p text:style-name="P117"><text:span text:style-name="T144">Služi za </text:span><text:span text:style-name="T145">pregled trgovina</text:span></text:p>
          </table:table-cell>
        </table:table-row>
        <table:table-row table:style-name="TableLine2825360908240">
          <table:table-cell table:style-name="Table4.A2" office:value-type="string">
            <text:p text:style-name="P55">Naziv</text:p>
          </table:table-cell>
          <table:table-cell table:style-name="Table4.B2" office:value-type="string">
            <text:p text:style-name="P63">Pregled trgovina</text:p>
          </table:table-cell>
        </table:table-row>
        <table:table-row table:style-name="TableLine2825360906448">
          <table:table-cell table:style-name="Table4.A2" office:value-type="string">
            <text:p text:style-name="P55">Opis</text:p>
          </table:table-cell>
          <table:table-cell table:style-name="Table4.B2" office:value-type="string">
            <text:p text:style-name="P63">Korisnik može pregledati trgovine</text:p>
          </table:table-cell>
        </table:table-row>
        <table:table-row table:style-name="TableLine2825360906704">
          <table:table-cell table:style-name="Table4.A2" office:value-type="string">
            <text:p text:style-name="P55">Glavni aktor</text:p>
          </table:table-cell>
          <table:table-cell table:style-name="Table4.B2" office:value-type="string">
            <text:p text:style-name="P63">Korisnik</text:p>
          </table:table-cell>
        </table:table-row>
        <table:table-row table:style-name="TableLine2825360915920">
          <table:table-cell table:style-name="Table4.A2" office:value-type="string">
            <text:p text:style-name="P55">Preduvjeti</text:p>
          </table:table-cell>
          <table:table-cell table:style-name="Table4.B2" office:value-type="string">
            <text:p text:style-name="P63">/</text:p>
          </table:table-cell>
        </table:table-row>
        <table:table-row table:style-name="TableLine2825360909520">
          <table:table-cell table:style-name="Table4.A2" office:value-type="string">
            <text:p text:style-name="P55">Opis osnovnog tijeka</text:p>
          </table:table-cell>
          <table:table-cell table:style-name="Table4.B2" office:value-type="string">
            <text:p text:style-name="P64">1) Korisnik odabire pregled trgovina</text:p>
          </table:table-cell>
        </table:table-row>
        <table:table-row table:style-name="TableLine2825360912848">
          <table:table-cell table:style-name="Table4.A2" office:value-type="string">
            <text:p text:style-name="P55">Opis mogućih odstupanja</text:p>
          </table:table-cell>
          <table:table-cell table:style-name="Table4.B2" office:value-type="string">
            <text:p text:style-name="P64">1.a) Korisnik može odabrati da mu se trgovine prikažu na karti<text:span text:style-name="T178"> (UC0.5)</text:span></text:p>
            <text:p text:style-name="P64">1.b) Korisnik može primijeniti određene filtere na izlistane trgovine<text:span text:style-name="T178"> (UC0.2)</text:span></text:p>
          </table:table-cell>
        </table:table-row>
      </table:table>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2"><text:soft-page-break/><text:span text:style-name="Zadani_20_font_20_odlomka"><text:span text:style-name="T15"/></text:span></text:p>
      <table:table table:name="Table8" table:style-name="Table8">
        <table:table-column table:style-name="Table8.A"/>
        <table:table-column table:style-name="Table8.B"/>
        <table:table-row table:style-name="TableLine2825360913104">
          <table:table-cell table:style-name="Table8.A1" office:value-type="string">
            <text:p text:style-name="P50">Element</text:p>
          </table:table-cell>
          <table:table-cell table:style-name="Table8.B1" office:value-type="string">
            <text:p text:style-name="P50">Opis</text:p>
          </table:table-cell>
        </table:table-row>
        <table:table-row table:style-name="TableLine2825360911568">
          <table:table-cell table:style-name="Table8.A2" office:value-type="string">
            <text:p text:style-name="P58">Redni broj</text:p>
          </table:table-cell>
          <table:table-cell table:style-name="Table8.B2" office:value-type="string">
            <text:p text:style-name="P65">UC0.3</text:p>
          </table:table-cell>
        </table:table-row>
        <table:table-row table:style-name="TableLine2825360904656">
          <table:table-cell table:style-name="Table8.A2" office:value-type="string">
            <text:p text:style-name="P58">Namjena</text:p>
          </table:table-cell>
          <table:table-cell table:style-name="Table8.B2" office:value-type="string">
            <text:p text:style-name="P125"><text:span text:style-name="T144">S</text:span><text:span text:style-name="T143">luži za pregled namirnica</text:span></text:p>
          </table:table-cell>
        </table:table-row>
        <table:table-row table:style-name="TableLine2825360915152">
          <table:table-cell table:style-name="Table8.A2" office:value-type="string">
            <text:p text:style-name="P58">Naziv</text:p>
          </table:table-cell>
          <table:table-cell table:style-name="Table8.B2" office:value-type="string">
            <text:p text:style-name="P65">Pregled namirnica</text:p>
          </table:table-cell>
        </table:table-row>
        <table:table-row table:style-name="TableLine2825360916176">
          <table:table-cell table:style-name="Table8.A2" office:value-type="string">
            <text:p text:style-name="P58">Opis</text:p>
          </table:table-cell>
          <table:table-cell table:style-name="Table8.B2" office:value-type="string">
            <text:p text:style-name="P65">Korisnik može pregledati namirnice</text:p>
          </table:table-cell>
        </table:table-row>
        <table:table-row table:style-name="TableLine2825360910288">
          <table:table-cell table:style-name="Table8.A2" office:value-type="string">
            <text:p text:style-name="P58">Glavni aktor</text:p>
          </table:table-cell>
          <table:table-cell table:style-name="Table8.B2" office:value-type="string">
            <text:p text:style-name="P65">Korisnik</text:p>
          </table:table-cell>
        </table:table-row>
        <table:table-row table:style-name="TableLine2825360905424">
          <table:table-cell table:style-name="Table8.A2" office:value-type="string">
            <text:p text:style-name="P58">Preduvjeti</text:p>
          </table:table-cell>
          <table:table-cell table:style-name="Table8.B2" office:value-type="string">
            <text:p text:style-name="P65">/</text:p>
          </table:table-cell>
        </table:table-row>
        <table:table-row table:style-name="TableLine2825360904912">
          <table:table-cell table:style-name="Table8.A2" office:value-type="string">
            <text:p text:style-name="P58">Opis osnovnog tijeka</text:p>
          </table:table-cell>
          <table:table-cell table:style-name="Table8.B2" office:value-type="string">
            <text:p text:style-name="P65">1.) Korisnik odabire pregled namirnica</text:p>
          </table:table-cell>
        </table:table-row>
        <table:table-row table:style-name="TableLine2825360910544">
          <table:table-cell table:style-name="Table8.A2" office:value-type="string">
            <text:p text:style-name="P58">Opis mogućih odstupanja</text:p>
          </table:table-cell>
          <table:table-cell table:style-name="Table8.B2" office:value-type="string">
            <text:p text:style-name="P137">1.a) Korisnik može primijeniti filtere na zadane namirnice<text:span text:style-name="T178"> (UC0.4)</text:span></text:p>
          </table:table-cell>
        </table:table-row>
      </table:table>
      <text:p text:style-name="P136"/>
      <table:table table:name="Table3" table:style-name="Table3">
        <table:table-column table:style-name="Table3.A"/>
        <table:table-column table:style-name="Table3.B"/>
        <table:table-row table:style-name="TableLine2825360914128">
          <table:table-cell table:style-name="Table3.A1" office:value-type="string">
            <text:p text:style-name="P48">Element</text:p>
          </table:table-cell>
          <table:table-cell table:style-name="Table3.B1" office:value-type="string">
            <text:p text:style-name="P48">Opis</text:p>
          </table:table-cell>
        </table:table-row>
        <table:table-row table:style-name="TableLine2825360909008">
          <table:table-cell table:style-name="Table3.A2" office:value-type="string">
            <text:p text:style-name="P56">Redni broj</text:p>
          </table:table-cell>
          <table:table-cell table:style-name="Table3.B2" office:value-type="string">
            <text:p text:style-name="P66">UC1.1</text:p>
          </table:table-cell>
        </table:table-row>
        <table:table-row table:style-name="TableLine2825360906192">
          <table:table-cell table:style-name="Table3.A2" office:value-type="string">
            <text:p text:style-name="P56">Namjena</text:p>
          </table:table-cell>
          <table:table-cell table:style-name="Table3.B2" office:value-type="string">
            <text:p text:style-name="P126"><text:span text:style-name="T144">S</text:span><text:span text:style-name="T143">luži za pregled popisa</text:span></text:p>
          </table:table-cell>
        </table:table-row>
        <table:table-row table:style-name="TableLine2825360913872">
          <table:table-cell table:style-name="Table3.A2" office:value-type="string">
            <text:p text:style-name="P56">Naziv</text:p>
          </table:table-cell>
          <table:table-cell table:style-name="Table3.B2" office:value-type="string">
            <text:p text:style-name="P67">Pregled popisa</text:p>
          </table:table-cell>
        </table:table-row>
        <table:table-row table:style-name="TableLine2825360917712">
          <table:table-cell table:style-name="Table3.A2" office:value-type="string">
            <text:p text:style-name="P56">Opis</text:p>
          </table:table-cell>
          <table:table-cell table:style-name="Table3.B2" office:value-type="string">
            <text:p text:style-name="P68">Korisnik može pregledati svoje popise</text:p>
          </table:table-cell>
        </table:table-row>
        <table:table-row table:style-name="TableLine2825360909264">
          <table:table-cell table:style-name="Table3.A2" office:value-type="string">
            <text:p text:style-name="P56">Glavni aktor</text:p>
          </table:table-cell>
          <table:table-cell table:style-name="Table3.B2" office:value-type="string">
            <text:p text:style-name="P69">Korisnik</text:p>
          </table:table-cell>
        </table:table-row>
        <table:table-row table:style-name="TableLine2825360918992">
          <table:table-cell table:style-name="Table3.A2" office:value-type="string">
            <text:p text:style-name="P56">Preduvjeti</text:p>
          </table:table-cell>
          <table:table-cell table:style-name="Table3.B2" office:value-type="string">
            <text:p text:style-name="P69">Korisnik ima jednu od sljedećih razina autorizacije: Kupac, trgovac, administrator</text:p>
          </table:table-cell>
        </table:table-row>
        <table:table-row table:style-name="TableLine2825363955696">
          <table:table-cell table:style-name="Table3.A2" office:value-type="string">
            <text:p text:style-name="P56">Opis osnovnog tijeka</text:p>
          </table:table-cell>
          <table:table-cell table:style-name="Table3.B2" office:value-type="string">
            <text:p text:style-name="P71">1.) Korisnik odabire pregled popisa</text:p>
          </table:table-cell>
        </table:table-row>
        <table:table-row table:style-name="TableLine2825363958000">
          <table:table-cell table:style-name="Table3.A2" office:value-type="string">
            <text:p text:style-name="P56">Opis mogućih odstupanja</text:p>
          </table:table-cell>
          <table:table-cell table:style-name="Table3.B2" office:value-type="string">
            <text:p text:style-name="P138">1.a)<text:span text:style-name="T179"> Korisnik može pregledati namirnice na pojedinom popisu</text:span><text:span text:style-name="T180"> (UC1.2)</text:span></text:p>
            <text:p text:style-name="P139">1.b) Korisnik može<text:span text:style-name="T181"> manipulirati popisima (UC1.3) što podrazumijeva</text:span>: </text:p>
            <text:list xml:id="list2562080659" text:style-name="L9">
              <text:list-item>
                <text:p text:style-name="P166">stvoriti (UC1.4)</text:p>
              </text:list-item>
              <text:list-item>
                <text:p text:style-name="P166">zatvoriti (UC1.5)</text:p>
              </text:list-item>
              <text:list-item>
                <text:p text:style-name="P166">obrisati (UC1.6)</text:p>
              </text:list-item>
              <text:list-item>
                <text:p text:style-name="P166">otvoriti (UC1.7)</text:p>
                <text:p text:style-name="P167"><text:span text:style-name="T142">bilo koji</text:span><text:span text:style-name="T172"> (vlastiti)</text:span><text:span text:style-name="T142"> popis</text:span><text:span text:style-name="T171">.</text:span></text:p>
              </text:list-item>
            </text:list>
            <text:p text:style-name="P140"><text:span text:style-name="T142">1.c) Korisnik može napraviti izračun optimalne cijene za žel</text:span><text:span text:style-name="T174">j</text:span><text:span text:style-name="T142">eni popis</text:span><text:span text:style-name="T173"> (UC1.9)</text:span></text:p>
          </table:table-cell>
        </table:table-row>
      </table:table>
      <text:p text:style-name="P134"><text:span text:style-name="Zadani_20_font_20_odlomka"><text:span text:style-name="T15"/></text:span></text:p>
      <text:p text:style-name="P135"/>
      <text:p text:style-name="P131"/>
      <table:table table:name="Table5" table:style-name="Table5">
        <table:table-column table:style-name="Table5.A"/>
        <table:table-column table:style-name="Table5.B"/>
        <table:table-row table:style-name="TableLine2825363965936">
          <table:table-cell table:style-name="Table5.A1" office:value-type="string">
            <text:p text:style-name="P49">Element</text:p>
          </table:table-cell>
          <table:table-cell table:style-name="Table5.B1" office:value-type="string">
            <text:p text:style-name="P49">Opis</text:p>
          </table:table-cell>
        </table:table-row>
        <table:table-row table:style-name="TableLine2825363959024">
          <table:table-cell table:style-name="Table5.A2" office:value-type="string">
            <text:p text:style-name="P57">Redni broj</text:p>
          </table:table-cell>
          <table:table-cell table:style-name="Table5.B2" office:value-type="string">
            <text:p text:style-name="P72">UC1.8</text:p>
          </table:table-cell>
        </table:table-row>
        <table:table-row table:style-name="TableLine2825363956208">
          <table:table-cell table:style-name="Table5.A2" office:value-type="string">
            <text:p text:style-name="P57">Namjena</text:p>
          </table:table-cell>
          <table:table-cell table:style-name="Table5.B2" office:value-type="string">
            <text:p text:style-name="P73">Za lokalnu pohranu popisa</text:p>
          </table:table-cell>
        </table:table-row>
        <table:table-row table:style-name="TableLine2825363952368">
          <table:table-cell table:style-name="Table5.A2" office:value-type="string">
            <text:p text:style-name="P57">Naziv</text:p>
          </table:table-cell>
          <table:table-cell table:style-name="Table5.B2" office:value-type="string">
            <text:p text:style-name="P74">Lokalna pohrana popisa</text:p>
          </table:table-cell>
        </table:table-row>
        <table:table-row table:style-name="TableLine2825363957488">
          <table:table-cell table:style-name="Table5.A2" office:value-type="string">
            <text:p text:style-name="P57">Opis</text:p>
          </table:table-cell>
          <table:table-cell table:style-name="Table5.B2" office:value-type="string">
            <text:p text:style-name="P74">Popisi su spremljeni lokalno, na korisnikovom uređaju</text:p>
          </table:table-cell>
        </table:table-row>
        <table:table-row table:style-name="TableLine2825363950320">
          <table:table-cell table:style-name="Table5.A2" office:value-type="string">
            <text:p text:style-name="P57">Glavni aktor</text:p>
          </table:table-cell>
          <table:table-cell table:style-name="Table5.B2" office:value-type="string">
            <text:p text:style-name="P75">Korisnik</text:p>
          </table:table-cell>
        </table:table-row>
        <table:table-row table:style-name="TableLine2825363960816">
          <table:table-cell table:style-name="Table5.A2" office:value-type="string">
            <text:p text:style-name="P57">Preduvjeti</text:p>
          </table:table-cell>
          <table:table-cell table:style-name="Table5.B2" office:value-type="string">
            <text:p text:style-name="P70">Korisnik ima jednu od sljedećih razina autorizacije: Kupac, trgovac, administrator</text:p>
          </table:table-cell>
        </table:table-row>
        <table:table-row table:style-name="TableLine2825363952880">
          <table:table-cell table:style-name="Table5.A2" office:value-type="string">
            <text:p text:style-name="P57">Opis osnovnog tijeka</text:p>
          </table:table-cell>
          <table:table-cell table:style-name="Table5.B2" office:value-type="string">
            <text:p text:style-name="P95">1) Korisnik stvori/izmjeni/obriše popis</text:p>
            <text:p text:style-name="P118"><text:span text:style-name="T146">2) Odgovarajuća akcija se poduzme u </text:span><text:span text:style-name="T147">korisničkoj</text:span><text:span text:style-name="T146"> bazi podataka</text:span></text:p>
          </table:table-cell>
        </table:table-row>
        <table:table-row table:style-name="TableLine2825363950832">
          <table:table-cell table:style-name="Table5.A2" office:value-type="string">
            <text:p text:style-name="P57">Opis mogućih odstupanja</text:p>
          </table:table-cell>
          <table:table-cell table:style-name="Table5.B2" office:value-type="string">
            <text:p text:style-name="P141">/</text:p>
          </table:table-cell>
        </table:table-row>
      </table:table>
      <text:p text:style-name="P135"><text:span text:style-name="Zadani_20_font_20_odlomka"><text:span text:style-name="T15"/></text:span></text:p>
      <text:p text:style-name="P135"><text:span text:style-name="Zadani_20_font_20_odlomka"><text:span text:style-name="T15"/></text:span></text:p>
      <text:p text:style-name="P135"><text:span text:style-name="Zadani_20_font_20_odlomka"><text:span text:style-name="T15"/></text:span></text:p>
      <text:p text:style-name="P135"><text:span text:style-name="Zadani_20_font_20_odlomka"><text:span text:style-name="T15"/></text:span></text:p>
      <text:p text:style-name="P135"><text:span text:style-name="Zadani_20_font_20_odlomka"><text:span text:style-name="T15"/></text:span></text:p>
      <text:p text:style-name="P135"><text:span text:style-name="Zadani_20_font_20_odlomka"><text:span text:style-name="T15"/></text:span></text:p>
      <text:p text:style-name="P135"><text:span text:style-name="Zadani_20_font_20_odlomka"><text:span text:style-name="T15"/></text:span></text:p>
      <text:p text:style-name="P131"><text:span text:style-name="Zadani_20_font_20_odlomka"><text:span text:style-name="T15"/></text:span></text:p>
      <table:table table:name="Table6" table:style-name="Table6">
        <table:table-column table:style-name="Table6.A"/>
        <table:table-column table:style-name="Table6.B"/>
        <table:table-row table:style-name="TableLine2825363961584">
          <table:table-cell table:style-name="Table6.A1" office:value-type="string">
            <text:p text:style-name="P49">Element</text:p>
          </table:table-cell>
          <table:table-cell table:style-name="Table6.B1" office:value-type="string">
            <text:p text:style-name="P49">Opis</text:p>
          </table:table-cell>
        </table:table-row>
        <table:table-row table:style-name="TableLine2825363954672">
          <table:table-cell table:style-name="Table6.A2" office:value-type="string">
            <text:p text:style-name="P57">Redni broj</text:p>
          </table:table-cell>
          <table:table-cell table:style-name="Table6.B2" office:value-type="string">
            <text:p text:style-name="P76">UC4.1</text:p>
          </table:table-cell>
        </table:table-row>
        <table:table-row table:style-name="TableLine2825363953648">
          <table:table-cell table:style-name="Table6.A2" office:value-type="string">
            <text:p text:style-name="P57">Namjena</text:p>
          </table:table-cell>
          <table:table-cell table:style-name="Table6.B2" office:value-type="string">
            <text:p text:style-name="P77">Za ulogiravanje korisnika</text:p>
          </table:table-cell>
        </table:table-row>
        <table:table-row table:style-name="TableLine2825363963632">
          <table:table-cell table:style-name="Table6.A2" office:value-type="string">
            <text:p text:style-name="P57">Naziv</text:p>
          </table:table-cell>
          <table:table-cell table:style-name="Table6.B2" office:value-type="string">
            <text:p text:style-name="P77">Ulogiravanje</text:p>
          </table:table-cell>
        </table:table-row>
        <table:table-row table:style-name="TableLine2825363963376">
          <table:table-cell table:style-name="Table6.A2" office:value-type="string">
            <text:p text:style-name="P57">Opis</text:p>
          </table:table-cell>
          <table:table-cell table:style-name="Table6.B2" office:value-type="string">
            <text:p text:style-name="P77">Propisuje kako se korisnik može ulogirati</text:p>
          </table:table-cell>
        </table:table-row>
        <table:table-row table:style-name="TableLine2825363958256">
          <table:table-cell table:style-name="Table6.A2" office:value-type="string">
            <text:p text:style-name="P57">Glavni aktor</text:p>
          </table:table-cell>
          <table:table-cell table:style-name="Table6.B2" office:value-type="string">
            <text:p text:style-name="P78">Korisnik, server</text:p>
          </table:table-cell>
        </table:table-row>
        <table:table-row table:style-name="TableLine2825363955952">
          <table:table-cell table:style-name="Table6.A2" office:value-type="string">
            <text:p text:style-name="P57">Preduvjeti</text:p>
          </table:table-cell>
          <table:table-cell table:style-name="Table6.B2" office:value-type="string">
            <text:p text:style-name="P78">Korisnik<text:span text:style-name="T182"> ima račun</text:span></text:p>
          </table:table-cell>
        </table:table-row>
        <table:table-row table:style-name="TableLine2825363965680">
          <table:table-cell table:style-name="Table6.A2" office:value-type="string">
            <text:p text:style-name="P57">Opis osnovnog tijeka</text:p>
          </table:table-cell>
          <table:table-cell table:style-name="Table6.B2" office:value-type="string">
            <text:p text:style-name="P78">1.) Korisnik otvara sučelje za ulogiravanje</text:p>
            <text:p text:style-name="P79">2.) Korisnik upisuje ime i prezime</text:p>
            <text:p text:style-name="P123"><text:span text:style-name="T154">3.)</text:span><text:span text:style-name="T155"> </text:span><text:span text:style-name="T156">Aplikacija šalje serveru upit s podacima</text:span></text:p>
            <text:p text:style-name="P106">4.) Aplikacija dobija od servera informaciju o tome je li ulogiravanje uspjelo ili nije</text:p>
            <text:p text:style-name="P107">5.) Aplikacija poruku prikazuje korisniku</text:p>
          </table:table-cell>
        </table:table-row>
        <table:table-row table:style-name="TableLine2825363951088">
          <table:table-cell table:style-name="Table6.A2" office:value-type="string">
            <text:p text:style-name="P57">Opis mogućih odstupanja</text:p>
          </table:table-cell>
          <table:table-cell table:style-name="Table6.B2" office:value-type="string">
            <text:p text:style-name="P142">2.a) Korisnik je zaboravio lozinku i pokreće postupak obnove lozinke (UC4.5)<text:span text:style-name="T183">. Korisnik u poseban prozor unosi e-mail adresu i nova lozinka mu se šalje na </text:span><text:span text:style-name="T184">tu e-</text:span><text:span text:style-name="T183">mail</text:span><text:span text:style-name="T184"> adresu</text:span><text:span text:style-name="T183">.</text:span></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27"><text:span text:style-name="Zadani_20_font_20_odlomka"><text:span text:style-name="T15"/></text:span></text:p>
      <text:p text:style-name="P31"><text:span text:style-name="Zadani_20_font_20_odlomka"><text:span text:style-name="T15"/></text:span></text:p>
      <table:table table:name="Table7" table:style-name="Table7">
        <table:table-column table:style-name="Table7.A"/>
        <table:table-column table:style-name="Table7.B"/>
        <table:table-row table:style-name="TableLine2825363951344">
          <table:table-cell table:style-name="Table7.A1" office:value-type="string">
            <text:p text:style-name="P49">Element</text:p>
          </table:table-cell>
          <table:table-cell table:style-name="Table7.B1" office:value-type="string">
            <text:p text:style-name="P49">Opis</text:p>
          </table:table-cell>
        </table:table-row>
        <table:table-row table:style-name="TableLine2825363956976">
          <table:table-cell table:style-name="Table7.A2" office:value-type="string">
            <text:p text:style-name="P57">Redni broj</text:p>
          </table:table-cell>
          <table:table-cell table:style-name="Table7.B2" office:value-type="string">
            <text:p text:style-name="P80">UC4.2</text:p>
          </table:table-cell>
        </table:table-row>
        <table:table-row table:style-name="TableLine2825363963120">
          <table:table-cell table:style-name="Table7.A2" office:value-type="string">
            <text:p text:style-name="P57">Namjena</text:p>
          </table:table-cell>
          <table:table-cell table:style-name="Table7.B2" office:value-type="string">
            <text:p text:style-name="P80">Služi za registraciju kupca</text:p>
          </table:table-cell>
        </table:table-row>
        <table:table-row table:style-name="TableLine2825363953904">
          <table:table-cell table:style-name="Table7.A2" office:value-type="string">
            <text:p text:style-name="P57">Naziv</text:p>
          </table:table-cell>
          <table:table-cell table:style-name="Table7.B2" office:value-type="string">
            <text:p text:style-name="P80">Registracija kupca</text:p>
          </table:table-cell>
        </table:table-row>
        <table:table-row table:style-name="TableLine2825363966192">
          <table:table-cell table:style-name="Table7.A2" office:value-type="string">
            <text:p text:style-name="P57">Opis</text:p>
          </table:table-cell>
          <table:table-cell table:style-name="Table7.B2" office:value-type="string">
            <text:p text:style-name="P119"><text:span text:style-name="T148">Novi se korisnik može registrirati s razinom autorizacije </text:span><text:span text:style-name="T168">kupac</text:span></text:p>
          </table:table-cell>
        </table:table-row>
        <table:table-row table:style-name="TableLine2825363959792">
          <table:table-cell table:style-name="Table7.A2" office:value-type="string">
            <text:p text:style-name="P57">Glavni aktor</text:p>
          </table:table-cell>
          <table:table-cell table:style-name="Table7.B2" office:value-type="string">
            <text:p text:style-name="P84">Korisnik</text:p>
          </table:table-cell>
        </table:table-row>
        <table:table-row table:style-name="TableLine2825363954416">
          <table:table-cell table:style-name="Table7.A2" office:value-type="string">
            <text:p text:style-name="P57">Preduvjeti</text:p>
          </table:table-cell>
          <table:table-cell table:style-name="Table7.B2" office:value-type="string">
            <text:p text:style-name="P87">Dvije e-mail adrese i dva korisnička imena ne postoje u sustavu.</text:p>
          </table:table-cell>
        </table:table-row>
        <table:table-row table:style-name="TableLine2825363960048">
          <table:table-cell table:style-name="Table7.A2" office:value-type="string">
            <text:p text:style-name="P57">Opis osnovnog tijeka</text:p>
          </table:table-cell>
          <table:table-cell table:style-name="Table7.B2" office:value-type="string">
            <text:p text:style-name="P90">1.) Korisnik otvara posebno sučelje gdje se nudi opcija registracije kupca</text:p>
            <text:p text:style-name="P90">2.) Korisnik unosi<text:span text:style-name="T185"> korisničko ime, e-mail adresu i lozinku</text:span></text:p>
            <text:p text:style-name="P96">3.) Aplikacija šalje upit serveru s unesenim podacima</text:p>
            <text:p text:style-name="P96">4.) Aplikacija dobija odgovor od servera o tome je li registracija bila uspješna</text:p>
            <text:p text:style-name="P96">5.) Aplikacija korisniku javlja reultat registracije</text:p>
            <text:p text:style-name="P102"><text:span text:style-name="T193">6</text:span>.) Ako je registracija uspjela, korisnik je uspješno napravio račun</text:p>
            <text:p text:style-name="P105"><text:span text:style-name="T194">6</text:span>.a) Korisniku se šalje e-mail na njegovu e-mail adresu<text:span text:style-name="T186"> s uputama korištenja</text:span><text:span text:style-name="T192"> (UC4.6)</text:span></text:p>
            <text:p text:style-name="P99"><text:span text:style-name="T195">7</text:span>.) Otvara mu se početna stranica aplikacije</text:p>
          </table:table-cell>
        </table:table-row>
        <table:table-row table:style-name="TableLine2825363951600">
          <table:table-cell table:style-name="Table7.A2" office:value-type="string">
            <text:p text:style-name="P57">Opis mogućih odstupanja</text:p>
          </table:table-cell>
          <table:table-cell table:style-name="Table7.B2" office:value-type="string">
            <text:p text:style-name="P143">/</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28"><text:span text:style-name="Zadani_20_font_20_odlomka"><text:span text:style-name="T15"/></text:span></text:p>
      <table:table table:name="Table11" table:style-name="Table11">
        <table:table-column table:style-name="Table11.A"/>
        <table:table-column table:style-name="Table11.B"/>
        <table:table-row table:style-name="TableLine2825363955184">
          <table:table-cell table:style-name="Table11.A1" office:value-type="string">
            <text:p text:style-name="P52">Element</text:p>
          </table:table-cell>
          <table:table-cell table:style-name="Table11.B1" office:value-type="string">
            <text:p text:style-name="P52">Opis</text:p>
          </table:table-cell>
        </table:table-row>
        <table:table-row table:style-name="TableLine2825363954928">
          <table:table-cell table:style-name="Table11.A2" office:value-type="string">
            <text:p text:style-name="P60">Redni broj</text:p>
          </table:table-cell>
          <table:table-cell table:style-name="Table11.B2" office:value-type="string">
            <text:p text:style-name="P81">UC4.<text:span text:style-name="T187">3</text:span></text:p>
          </table:table-cell>
        </table:table-row>
        <table:table-row table:style-name="TableLine2825363951856">
          <table:table-cell table:style-name="Table11.A2" office:value-type="string">
            <text:p text:style-name="P60">Namjena</text:p>
          </table:table-cell>
          <table:table-cell table:style-name="Table11.B2" office:value-type="string">
            <text:p text:style-name="P120"><text:span text:style-name="T149">Služi za registraciju </text:span><text:span text:style-name="T150">trgovca</text:span></text:p>
          </table:table-cell>
        </table:table-row>
        <table:table-row table:style-name="TableLine2825363955440">
          <table:table-cell table:style-name="Table11.A2" office:value-type="string">
            <text:p text:style-name="P60">Naziv</text:p>
          </table:table-cell>
          <table:table-cell table:style-name="Table11.B2" office:value-type="string">
            <text:p text:style-name="P81">Registracija <text:span text:style-name="T187">trgovca</text:span></text:p>
          </table:table-cell>
        </table:table-row>
        <table:table-row table:style-name="TableLine2825363961328">
          <table:table-cell table:style-name="Table11.A2" office:value-type="string">
            <text:p text:style-name="P60">Opis</text:p>
          </table:table-cell>
          <table:table-cell table:style-name="Table11.B2" office:value-type="string">
            <text:p text:style-name="P120"><text:span text:style-name="T148">Novi se korisnik može registrirati s razinom autorizacije </text:span><text:span text:style-name="T169">trgovca</text:span></text:p>
          </table:table-cell>
        </table:table-row>
        <table:table-row table:style-name="TableLine2825363965424">
          <table:table-cell table:style-name="Table11.A2" office:value-type="string">
            <text:p text:style-name="P60">Glavni aktor</text:p>
          </table:table-cell>
          <table:table-cell table:style-name="Table11.B2" office:value-type="string">
            <text:p text:style-name="P85">Korisnik</text:p>
          </table:table-cell>
        </table:table-row>
        <table:table-row table:style-name="TableLine2825363962096">
          <table:table-cell table:style-name="Table11.A2" office:value-type="string">
            <text:p text:style-name="P60">Preduvjeti</text:p>
          </table:table-cell>
          <table:table-cell table:style-name="Table11.B2" office:value-type="string">
            <text:p text:style-name="P88">Dvije e-mail adrese i dva korisnička imena ne postoje u sustavu.</text:p>
            <text:p text:style-name="P93">Korisnik posjeduje valjani kod za autorizaciju<text:span text:style-name="T188">.</text:span></text:p>
          </table:table-cell>
        </table:table-row>
        <table:table-row table:style-name="TableLine2825363962608">
          <table:table-cell table:style-name="Table11.A2" office:value-type="string">
            <text:p text:style-name="P60">Opis osnovnog tijeka</text:p>
          </table:table-cell>
          <table:table-cell table:style-name="Table11.B2" office:value-type="string">
            <text:p text:style-name="P120"><text:span text:style-name="T151">1.) Korisnik otvara posebno sučelje gdje se nudi opcija registracije </text:span><text:span text:style-name="T152">trgovca</text:span></text:p>
            <text:p text:style-name="P91">2.) Korisnik unosi<text:span text:style-name="T185"> korisničko ime, e-mail adresu</text:span><text:span text:style-name="T189">, kod za autorizaciju</text:span><text:span text:style-name="T185"> i lozinku</text:span></text:p>
            <text:p text:style-name="P97">3.) Aplikacija šalje upit serveru s unesenim podacima</text:p>
            <text:p text:style-name="P97">4.) Aplikacija dobija odgovor od servera o tome je li registracija bila uspješna</text:p>
            <text:p text:style-name="P97">5.) Aplikacija korisniku javlja reultat registracije</text:p>
            <text:p text:style-name="P103"><text:span text:style-name="T193">6</text:span>.) Ako je registracija uspjela, korisnik je uspješno napravio račun</text:p>
            <text:p text:style-name="P100"><text:span text:style-name="T195">7</text:span>.) Otvara mu se početna stranica aplikacije</text:p>
          </table:table-cell>
        </table:table-row>
        <table:table-row table:style-name="TableLine2825363962352">
          <table:table-cell table:style-name="Table11.A2" office:value-type="string">
            <text:p text:style-name="P60">Opis mogućih odstupanja</text:p>
          </table:table-cell>
          <table:table-cell table:style-name="Table11.B2" office:value-type="string">
            <text:p text:style-name="P144">/</text:p>
          </table:table-cell>
        </table:table-row>
      </table:table>
      <text:p text:style-name="P132"><text:span text:style-name="Zadani_20_font_20_odlomka"><text:span text:style-name="T15"/></text:span></text:p>
      <text:p text:style-name="P146"><text:span text:style-name="Zadani_20_font_20_odlomka"><text:span text:style-name="T15"/></text:span></text:p>
      <table:table table:name="Table12" table:style-name="Table12">
        <table:table-column table:style-name="Table12.A"/>
        <table:table-column table:style-name="Table12.B"/>
        <table:table-row table:style-name="TableLine2825363962864">
          <table:table-cell table:style-name="Table12.A1" office:value-type="string">
            <text:p text:style-name="P53">Element</text:p>
          </table:table-cell>
          <table:table-cell table:style-name="Table12.B1" office:value-type="string">
            <text:p text:style-name="P53">Opis</text:p>
          </table:table-cell>
        </table:table-row>
        <table:table-row table:style-name="TableLine2825363964912">
          <table:table-cell table:style-name="Table12.A2" office:value-type="string">
            <text:p text:style-name="P61">Redni broj</text:p>
          </table:table-cell>
          <table:table-cell table:style-name="Table12.B2" office:value-type="string">
            <text:p text:style-name="P82">UC4.<text:span text:style-name="T191">4</text:span></text:p>
          </table:table-cell>
        </table:table-row>
        <table:table-row table:style-name="TableLine2825364085312">
          <table:table-cell table:style-name="Table12.A2" office:value-type="string">
            <text:p text:style-name="P61">Namjena</text:p>
          </table:table-cell>
          <table:table-cell table:style-name="Table12.B2" office:value-type="string">
            <text:p text:style-name="P121"><text:span text:style-name="T149">Služi za registraciju </text:span><text:span text:style-name="T153">administratora</text:span></text:p>
          </table:table-cell>
        </table:table-row>
        <table:table-row table:style-name="TableLine2825364076096">
          <table:table-cell table:style-name="Table12.A2" office:value-type="string">
            <text:p text:style-name="P61">Naziv</text:p>
          </table:table-cell>
          <table:table-cell table:style-name="Table12.B2" office:value-type="string">
            <text:p text:style-name="P83">Registracija <text:span text:style-name="T190">administratora</text:span></text:p>
          </table:table-cell>
        </table:table-row>
        <table:table-row table:style-name="TableLine2825364075584">
          <table:table-cell table:style-name="Table12.A2" office:value-type="string">
            <text:p text:style-name="P61">Opis</text:p>
          </table:table-cell>
          <table:table-cell table:style-name="Table12.B2" office:value-type="string">
            <text:p text:style-name="P122"><text:span text:style-name="T148">Novi se korisnik može registrirati s razinom autorizacije </text:span><text:span text:style-name="T170">administratora</text:span></text:p>
          </table:table-cell>
        </table:table-row>
        <table:table-row table:style-name="TableLine2825364075072">
          <table:table-cell table:style-name="Table12.A2" office:value-type="string">
            <text:p text:style-name="P61">Glavni aktor</text:p>
          </table:table-cell>
          <table:table-cell table:style-name="Table12.B2" office:value-type="string">
            <text:p text:style-name="P86">Korisnik</text:p>
          </table:table-cell>
        </table:table-row>
        <table:table-row table:style-name="TableLine2825364074304">
          <table:table-cell table:style-name="Table12.A2" office:value-type="string">
            <text:p text:style-name="P61">Preduvjeti</text:p>
          </table:table-cell>
          <table:table-cell table:style-name="Table12.B2" office:value-type="string">
            <text:p text:style-name="P89">Dvije e-mail adrese i dva korisnička imena ne postoje u sustavu.</text:p>
            <text:p text:style-name="P94">Korisnik posjeduje valjani kod za autorizaciju<text:span text:style-name="T188">.</text:span></text:p>
          </table:table-cell>
        </table:table-row>
        <table:table-row table:style-name="TableLine2825364073280">
          <table:table-cell table:style-name="Table12.A2" office:value-type="string">
            <text:p text:style-name="P61">Opis osnovnog tijeka</text:p>
          </table:table-cell>
          <table:table-cell table:style-name="Table12.B2" office:value-type="string">
            <text:p text:style-name="P122"><text:span text:style-name="T151">1.) Korisnik otvara posebno sučelje gdje se nudi opcija registracije </text:span><text:span text:style-name="T153">administratora</text:span></text:p>
            <text:p text:style-name="P92">2.) Korisnik unosi<text:span text:style-name="T185"> korisničko ime, e-mail adresu</text:span><text:span text:style-name="T189">, kod za autorizaciju</text:span><text:span text:style-name="T185"> i lozinku</text:span></text:p>
            <text:p text:style-name="P98">3.) Aplikacija šalje upit serveru s unesenim podacima</text:p>
            <text:p text:style-name="P98">4.) Aplikacija dobija odgovor od servera o tome je li registracija bila uspješna</text:p>
            <text:p text:style-name="P98">5.) Aplikacija korisniku javlja reultat registracije</text:p>
            <text:p text:style-name="P104"><text:span text:style-name="T193">6</text:span>.) Ako je registracija uspjela, korisnik je uspješno napravio račun</text:p>
            <text:p text:style-name="P101"><text:span text:style-name="T195">7</text:span>.) Otvara mu se početna stranica aplikacije</text:p>
          </table:table-cell>
        </table:table-row>
        <table:table-row table:style-name="TableLine2825364084544">
          <table:table-cell table:style-name="Table12.A2" office:value-type="string">
            <text:p text:style-name="P61">Opis mogućih odstupanja</text:p>
          </table:table-cell>
          <table:table-cell table:style-name="Table12.B2" office:value-type="string">
            <text:p text:style-name="P145">/</text:p>
          </table:table-cell>
        </table:table-row>
      </table:table>
      <text:p text:style-name="P146"><text:span text:style-name="Zadani_20_font_20_odlomka"><text:span text:style-name="T15"/></text:span></text:p>
      <text:p text:style-name="P147"/>
      <text:p text:style-name="P132"/>
      <table:table table:name="Table9" table:style-name="Table9">
        <table:table-column table:style-name="Table9.A"/>
        <table:table-column table:style-name="Table9.B"/>
        <table:table-row table:style-name="TableLine2825364076864">
          <table:table-cell table:style-name="Table9.A1" office:value-type="string">
            <text:p text:style-name="P51">Element</text:p>
          </table:table-cell>
          <table:table-cell table:style-name="Table9.B1" office:value-type="string">
            <text:p text:style-name="P51">Opis</text:p>
          </table:table-cell>
        </table:table-row>
        <table:table-row table:style-name="TableLine2825364086080">
          <table:table-cell table:style-name="Table9.A2" office:value-type="string">
            <text:p text:style-name="P59">Redni broj</text:p>
          </table:table-cell>
          <table:table-cell table:style-name="Table9.B2" office:value-type="string">
            <text:p text:style-name="P108">UC5.1</text:p>
          </table:table-cell>
        </table:table-row>
        <table:table-row table:style-name="TableLine2825364076608">
          <table:table-cell table:style-name="Table9.A2" office:value-type="string">
            <text:p text:style-name="P59">Namjena</text:p>
          </table:table-cell>
          <table:table-cell table:style-name="Table9.B2" office:value-type="string">
            <text:p text:style-name="P109">Služi za prijavu korisnika u aplikaciju</text:p>
          </table:table-cell>
        </table:table-row>
        <table:table-row table:style-name="TableLine2825364088384">
          <table:table-cell table:style-name="Table9.A2" office:value-type="string">
            <text:p text:style-name="P59">Naziv</text:p>
          </table:table-cell>
          <table:table-cell table:style-name="Table9.B2" office:value-type="string">
            <text:p text:style-name="P110">Prijava korisnika (server)</text:p>
          </table:table-cell>
        </table:table-row>
        <table:table-row table:style-name="TableLine2825364085824">
          <table:table-cell table:style-name="Table9.A2" office:value-type="string">
            <text:p text:style-name="P59">Opis</text:p>
          </table:table-cell>
          <table:table-cell table:style-name="Table9.B2" office:value-type="string">
            <text:p text:style-name="P111">Validacija podataka za login</text:p>
          </table:table-cell>
        </table:table-row>
        <table:table-row table:style-name="TableLine2825364080704">
          <table:table-cell table:style-name="Table9.A2" office:value-type="string">
            <text:p text:style-name="P59">Glavni aktor</text:p>
          </table:table-cell>
          <table:table-cell table:style-name="Table9.B2" office:value-type="string">
            <text:p text:style-name="P111">SmartCart, baza podataka</text:p>
          </table:table-cell>
        </table:table-row>
        <table:table-row table:style-name="TableLine2825364074048">
          <table:table-cell table:style-name="Table9.A2" office:value-type="string">
            <text:p text:style-name="P59">Preduvjeti</text:p>
          </table:table-cell>
          <table:table-cell table:style-name="Table9.B2" office:value-type="string">
            <text:p text:style-name="P111">/</text:p>
          </table:table-cell>
        </table:table-row>
        <table:table-row table:style-name="TableLine2825364088128">
          <table:table-cell table:style-name="Table9.A2" office:value-type="string">
            <text:p text:style-name="P59">Opis osnovnog tijeka</text:p>
          </table:table-cell>
          <table:table-cell table:style-name="Table9.B2" office:value-type="string">
            <text:p text:style-name="P111">1.) Upit za validacijom dolazi do servera</text:p>
            <text:p text:style-name="P111">2.) Server traži u bazi podataka jesu li informacije valjane</text:p>
            <text:p text:style-name="P111">3.) Ako server zaključi da su podaci validni, šalje pozitivan odgovor, u suprotnom šalje negativan odgovor</text:p>
          </table:table-cell>
        </table:table-row>
        <table:table-row table:style-name="TableLine2825364085568">
          <table:table-cell table:style-name="Table9.A2" office:value-type="string">
            <text:p text:style-name="P59">Opis mogućih odstupanja</text:p>
          </table:table-cell>
          <table:table-cell table:style-name="Table9.B2" office:value-type="string">
            <text:p text:style-name="P148">/</text:p>
          </table:table-cell>
        </table:table-row>
      </table:table>
      <text:p text:style-name="P33"><text:span text:style-name="Zadani_20_font_20_odlomka"><text:span text:style-name="T15"/></text:span></text:p>
      <text:p text:style-name="P33"><text:span text:style-name="Zadani_20_font_20_odlomka"><text:span text:style-name="T15"/></text:span></text:p>
      <text:p text:style-name="P130"><text:span text:style-name="Zadani_20_font_20_odlomka"><text:span text:style-name="T15"/></text:span></text:p>
      <table:table table:name="Table13" table:style-name="Table13">
        <table:table-column table:style-name="Table13.A"/>
        <table:table-column table:style-name="Table13.B"/>
        <table:table-row table:style-name="TableLine2825364087872">
          <table:table-cell table:style-name="Table13.A1" office:value-type="string">
            <text:p text:style-name="P54">Element</text:p>
          </table:table-cell>
          <table:table-cell table:style-name="Table13.B1" office:value-type="string">
            <text:p text:style-name="P54">Opis</text:p>
          </table:table-cell>
        </table:table-row>
        <table:table-row table:style-name="TableLine2825364087360">
          <table:table-cell table:style-name="Table13.A2" office:value-type="string">
            <text:p text:style-name="P62">Redni broj</text:p>
          </table:table-cell>
          <table:table-cell table:style-name="Table13.B2" office:value-type="string">
            <text:p text:style-name="P112">UC5.5</text:p>
          </table:table-cell>
        </table:table-row>
        <table:table-row table:style-name="TableLine2825364077376">
          <table:table-cell table:style-name="Table13.A2" office:value-type="string">
            <text:p text:style-name="P62">Namjena</text:p>
          </table:table-cell>
          <table:table-cell table:style-name="Table13.B2" office:value-type="string">
            <text:p text:style-name="P112">Registracija korisnika</text:p>
          </table:table-cell>
        </table:table-row>
        <table:table-row table:style-name="TableLine2825364081216">
          <table:table-cell table:style-name="Table13.A2" office:value-type="string">
            <text:p text:style-name="P62">Naziv</text:p>
          </table:table-cell>
          <table:table-cell table:style-name="Table13.B2" office:value-type="string">
            <text:p text:style-name="P112">Registracija (server)</text:p>
          </table:table-cell>
        </table:table-row>
        <table:table-row table:style-name="TableLine2825364078144">
          <table:table-cell table:style-name="Table13.A2" office:value-type="string">
            <text:p text:style-name="P62">Opis</text:p>
          </table:table-cell>
          <table:table-cell table:style-name="Table13.B2" office:value-type="string">
            <text:p text:style-name="P112">Provjerava se postoji li korisnik u bazi podataka.</text:p>
          </table:table-cell>
        </table:table-row>
        <table:table-row table:style-name="TableLine2825364074560">
          <table:table-cell table:style-name="Table13.A2" office:value-type="string">
            <text:p text:style-name="P62">Glavni aktor</text:p>
          </table:table-cell>
          <table:table-cell table:style-name="Table13.B2" office:value-type="string">
            <text:p text:style-name="P112">SmartCart, Baza podataka</text:p>
          </table:table-cell>
        </table:table-row>
        <table:table-row table:style-name="TableLine2825364081728">
          <table:table-cell table:style-name="Table13.A2" office:value-type="string">
            <text:p text:style-name="P62">Preduvjeti</text:p>
          </table:table-cell>
          <table:table-cell table:style-name="Table13.B2" office:value-type="string">
            <text:p text:style-name="P112">/</text:p>
          </table:table-cell>
        </table:table-row>
        <table:table-row table:style-name="TableLine2825364078400">
          <table:table-cell table:style-name="Table13.A2" office:value-type="string">
            <text:p text:style-name="P62">Opis osnovnog tijeka</text:p>
          </table:table-cell>
          <table:table-cell table:style-name="Table13.B2" office:value-type="string">
            <text:p text:style-name="P112">1.) Na server dolazi zahtjev za registracijom koji u sebi sadrži informacije o korisniku</text:p>
            <text:p text:style-name="P124"><text:span text:style-name="T157">2) Server čita o kojoj se razini autorizacije radi</text:span><text:span text:style-name="T158"> i provjerava bazu podataka</text:span></text:p>
            <text:p text:style-name="P114">3.) Server donosi odluku o tome je li registracija korisnika uspjela</text:p>
            <text:p text:style-name="P114"><text:span text:style-name="T197">4</text:span>.) Server aplikaciji SmartCart nazad šalje informaciju o uspjehu ili neuspjehu</text:p>
          </table:table-cell>
        </table:table-row>
        <table:table-row table:style-name="TableLine2825364086592">
          <table:table-cell table:style-name="Table13.A2" office:value-type="string">
            <text:p text:style-name="P62">Opis mogućih odstupanja</text:p>
          </table:table-cell>
          <table:table-cell table:style-name="Table13.B2" office:value-type="string">
            <text:p text:style-name="P113">2.) Dolazni podaci se zasebno provjeravaju za:</text:p>
            <text:list xml:id="list1289431718" text:style-name="L10">
              <text:list-item>
                <text:p text:style-name="P173">kupca<text:span text:style-name="T196"> (UC5.2)</text:span></text:p>
              </text:list-item>
              <text:list-item>
                <text:p text:style-name="P173">trgovca<text:span text:style-name="T196"> (UC5.3)</text:span></text:p>
              </text:list-item>
              <text:list-item>
                <text:p text:style-name="P173">administratora<text:span text:style-name="T196"> (UC5.4)</text:span></text:p>
              </text:list-item>
            </text:list>
          </table:table-cell>
        </table:table-row>
      </table:table>
      <text:p text:style-name="P133"><text:span text:style-name="Zadani_20_font_20_odlomka"><text:span text:style-name="T15"/></text:span></text:p>
      <table:table table:name="Table10" table:style-name="Table10">
        <table:table-column table:style-name="Table10.A"/>
        <table:table-column table:style-name="Table10.B"/>
        <table:table-row table:style-name="TableLine2825364074816">
          <table:table-cell table:style-name="Table10.A1" office:value-type="string">
            <text:p text:style-name="P51">Element</text:p>
          </table:table-cell>
          <table:table-cell table:style-name="Table10.B1" office:value-type="string">
            <text:p text:style-name="P51">Opis</text:p>
          </table:table-cell>
        </table:table-row>
        <table:table-row table:style-name="TableLine2825364086848">
          <table:table-cell table:style-name="Table10.A2" office:value-type="string">
            <text:p text:style-name="P59">Redni broj</text:p>
          </table:table-cell>
          <table:table-cell table:style-name="Table10.B2" office:value-type="string">
            <text:p text:style-name="P116">UC7</text:p>
          </table:table-cell>
        </table:table-row>
        <table:table-row table:style-name="TableLine2825364075328">
          <table:table-cell table:style-name="Table10.A2" office:value-type="string">
            <text:p text:style-name="P59">Namjena</text:p>
          </table:table-cell>
          <table:table-cell table:style-name="Table10.B2" office:value-type="string">
            <text:p text:style-name="P115">Za online plaćanje</text:p>
          </table:table-cell>
        </table:table-row>
        <table:table-row table:style-name="TableLine2825364089152">
          <table:table-cell table:style-name="Table10.A2" office:value-type="string">
            <text:p text:style-name="P59">Naziv</text:p>
          </table:table-cell>
          <table:table-cell table:style-name="Table10.B2" office:value-type="string">
            <text:p text:style-name="P115">Online plaćanje</text:p>
          </table:table-cell>
        </table:table-row>
        <table:table-row table:style-name="TableLine2825364078912">
          <table:table-cell table:style-name="Table10.A2" office:value-type="string">
            <text:p text:style-name="P59">Opis</text:p>
          </table:table-cell>
          <table:table-cell table:style-name="Table10.B2" office:value-type="string">
            <text:p text:style-name="P115">Omogućava online plaćanje</text:p>
          </table:table-cell>
        </table:table-row>
        <table:table-row table:style-name="TableLine2825364081984">
          <table:table-cell table:style-name="Table10.A2" office:value-type="string">
            <text:p text:style-name="P59">Glavni aktor</text:p>
          </table:table-cell>
          <table:table-cell table:style-name="Table10.B2" office:value-type="string">
            <text:p text:style-name="P115">SmartCart, Ministarstvo financija</text:p>
          </table:table-cell>
        </table:table-row>
        <table:table-row table:style-name="TableLine2825364083520">
          <table:table-cell table:style-name="Table10.A2" office:value-type="string">
            <text:p text:style-name="P59">Preduvjeti</text:p>
          </table:table-cell>
          <table:table-cell table:style-name="Table10.B2" office:value-type="string">
            <text:p text:style-name="P115">/</text:p>
          </table:table-cell>
        </table:table-row>
        <table:table-row table:style-name="TableLine2825364083776">
          <table:table-cell table:style-name="Table10.A2" office:value-type="string">
            <text:p text:style-name="P59">Opis osnovnog tijeka</text:p>
          </table:table-cell>
          <table:table-cell table:style-name="Table10.B2" office:value-type="string">
            <text:p text:style-name="P115">1.) U aplikaciju dolazi zahtjev za online plaćanje</text:p>
            <text:p text:style-name="P115">2.) Ministarstvu financija se prosljeđuje popis namirnica</text:p>
            <text:p text:style-name="P115">3.) Dobija se "potvrđeno" ili "odbijeno" od ministarstva financija</text:p>
            <text:p text:style-name="P115">4.) Odgovor se prosljeđuje aplikaciji</text:p>
          </table:table-cell>
        </table:table-row>
        <table:table-row table:style-name="TableLine2825364079680">
          <table:table-cell table:style-name="Table10.A2" office:value-type="string">
            <text:p text:style-name="P59">Opis mogućih odstupanja</text:p>
          </table:table-cell>
          <table:table-cell table:style-name="Table10.B2" office:value-type="string">
            <text:p text:style-name="P149">/</text:p>
          </table:table-cell>
        </table:table-row>
      </table:table>
      <text:p text:style-name="P33"><text:span text:style-name="Zadani_20_font_20_odlomka"><text:span text:style-name="T15"/></text:span></text:p>
      <text:p text:style-name="P33"><text:span text:style-name="Zadani_20_font_20_odlomka"><text:span text:style-name="T15"/></text:span></text:p>
      <text:p text:style-name="P130"><text:span text:style-name="Zadani_20_font_20_odlomka"><text:span text:style-name="T15"/></text:span></text:p>
      <table:table table:name="Table14" table:style-name="Table14">
        <table:table-column table:style-name="Table14.A"/>
        <table:table-column table:style-name="Table14.B"/>
        <table:table-row table:style-name="TableLine2825364079936">
          <table:table-cell table:style-name="Table14.A1" office:value-type="string">
            <text:p text:style-name="P54">Element</text:p>
          </table:table-cell>
          <table:table-cell table:style-name="Table14.B1" office:value-type="string">
            <text:p text:style-name="P54">Opis</text:p>
          </table:table-cell>
        </table:table-row>
        <table:table-row table:style-name="TableLine2825364082496">
          <table:table-cell table:style-name="Table14.A2" office:value-type="string">
            <text:p text:style-name="P62">Redni broj</text:p>
          </table:table-cell>
          <table:table-cell table:style-name="Table14.B2" office:value-type="string">
            <text:p text:style-name="P174">UC6.1</text:p>
          </table:table-cell>
        </table:table-row>
        <table:table-row table:style-name="TableLine2825364083008">
          <table:table-cell table:style-name="Table14.A2" office:value-type="string">
            <text:p text:style-name="P62">Namjena</text:p>
          </table:table-cell>
          <table:table-cell table:style-name="Table14.B2" office:value-type="string">
            <text:p text:style-name="P174">Za upravljanje trgovinama</text:p>
          </table:table-cell>
        </table:table-row>
        <table:table-row table:style-name="TableLine2825364083264">
          <table:table-cell table:style-name="Table14.A2" office:value-type="string">
            <text:p text:style-name="P62">Naziv</text:p>
          </table:table-cell>
          <table:table-cell table:style-name="Table14.B2" office:value-type="string">
            <text:p text:style-name="P174">Upravljanje trgovinama (server)</text:p>
          </table:table-cell>
        </table:table-row>
        <table:table-row table:style-name="TableLine2825364084288">
          <table:table-cell table:style-name="Table14.A2" office:value-type="string">
            <text:p text:style-name="P62">Opis</text:p>
          </table:table-cell>
          <table:table-cell table:style-name="Table14.B2" office:value-type="string">
            <text:p text:style-name="P174">Opisuje upravljanje trgovinama na serverskoj strani</text:p>
          </table:table-cell>
        </table:table-row>
        <table:table-row table:style-name="TableLine2825364084800">
          <table:table-cell table:style-name="Table14.A2" office:value-type="string">
            <text:p text:style-name="P62">Glavni aktor</text:p>
          </table:table-cell>
          <table:table-cell table:style-name="Table14.B2" office:value-type="string">
            <text:p text:style-name="P176">SmartCart, baza podataka</text:p>
          </table:table-cell>
        </table:table-row>
        <table:table-row table:style-name="TableLine2825364085056">
          <table:table-cell table:style-name="Table14.A2" office:value-type="string">
            <text:p text:style-name="P62">Preduvjeti</text:p>
          </table:table-cell>
          <table:table-cell table:style-name="Table14.B2" office:value-type="string">
            <text:p text:style-name="P178">Korisnik aplikacije je trgovac</text:p>
          </table:table-cell>
        </table:table-row>
        <table:table-row table:style-name="TableLine2825364193776">
          <table:table-cell table:style-name="Table14.A2" office:value-type="string">
            <text:p text:style-name="P62">Opis osnovnog tijeka</text:p>
          </table:table-cell>
          <table:table-cell table:style-name="Table14.B2" office:value-type="string">
            <text:p text:style-name="P178">1.) Trgovac može odlučiti ili dodati ili obrisati trgovinu</text:p>
            <text:p text:style-name="P178">2.)<text:span text:style-name="T198"> Server dobija zahtjev za brisanjem/dodavanjem trgovine u bazu podataka</text:span><text:span text:style-name="T199">. To su obrasci</text:span></text:p>
            <text:list xml:id="list1051962170" text:style-name="L11">
              <text:list-item>
                <text:p text:style-name="P183">UC6.2 za dodavanje trgovina</text:p>
              </text:list-item>
              <text:list-item>
                <text:p text:style-name="P183">UC6.3 za brisanje trgovina</text:p>
              </text:list-item>
            </text:list>
            <text:p text:style-name="P180">3.) Server odlučuje o valjanosti upita i dodaje/briše trgovinu iz baze podataka</text:p>
            <text:p text:style-name="P180">4.) Server javlja aplikaciji o uspjehu izvršenja zahtjeva</text:p>
          </table:table-cell>
        </table:table-row>
        <table:table-row table:style-name="TableLine2825364185584">
          <table:table-cell table:style-name="Table14.A2" office:value-type="string">
            <text:p text:style-name="P62">Opis mogućih odstupanja</text:p>
          </table:table-cell>
          <table:table-cell table:style-name="Table14.B2" office:value-type="string">
            <text:p text:style-name="P168">/</text:p>
          </table:table-cell>
        </table:table-row>
      </table:table>
      <text:p text:style-name="P133"><text:span text:style-name="Zadani_20_font_20_odlomka"><text:span text:style-name="T15"/></text:span></text:p>
      <table:table table:name="Table15" table:style-name="Table15">
        <table:table-column table:style-name="Table15.A"/>
        <table:table-column table:style-name="Table15.B"/>
        <table:table-row table:style-name="TableLine2825518147872">
          <table:table-cell table:style-name="Table15.A1" office:value-type="string">
            <text:p text:style-name="P186">Element</text:p>
          </table:table-cell>
          <table:table-cell table:style-name="Table15.B1" office:value-type="string">
            <text:p text:style-name="P186">Opis</text:p>
          </table:table-cell>
        </table:table-row>
        <table:table-row table:style-name="TableLine2825518156576">
          <table:table-cell table:style-name="Table15.A2" office:value-type="string">
            <text:p text:style-name="P185">Redni broj</text:p>
          </table:table-cell>
          <table:table-cell table:style-name="Table15.B2" office:value-type="string">
            <text:p text:style-name="P175">UC6.<text:span text:style-name="T200">4</text:span></text:p>
          </table:table-cell>
        </table:table-row>
        <table:table-row table:style-name="TableLine2825518156832">
          <table:table-cell table:style-name="Table15.A2" office:value-type="string">
            <text:p text:style-name="P185">Namjena</text:p>
          </table:table-cell>
          <table:table-cell table:style-name="Table15.B2" office:value-type="string">
            <text:p text:style-name="P187"><text:span text:style-name="T159">Za upravljanje </text:span><text:span text:style-name="T160">namirnicama</text:span></text:p>
          </table:table-cell>
        </table:table-row>
        <table:table-row table:style-name="TableLine2825518149920">
          <table:table-cell table:style-name="Table15.A2" office:value-type="string">
            <text:p text:style-name="P185">Naziv</text:p>
          </table:table-cell>
          <table:table-cell table:style-name="Table15.B2" office:value-type="string">
            <text:p text:style-name="P187"><text:span text:style-name="T159">Upravljanje </text:span><text:span text:style-name="T160">namirnicama</text:span><text:span text:style-name="T159"> (server)</text:span></text:p>
          </table:table-cell>
        </table:table-row>
        <table:table-row table:style-name="TableLine2825518158880">
          <table:table-cell table:style-name="Table15.A2" office:value-type="string">
            <text:p text:style-name="P185">Opis</text:p>
          </table:table-cell>
          <table:table-cell table:style-name="Table15.B2" office:value-type="string">
            <text:p text:style-name="P187"><text:span text:style-name="T159">Opisuje upravljanje </text:span><text:span text:style-name="T160">namirnicama</text:span><text:span text:style-name="T159"> na serverskoj strani</text:span></text:p>
          </table:table-cell>
        </table:table-row>
        <table:table-row table:style-name="TableLine2825518169632">
          <table:table-cell table:style-name="Table15.A2" office:value-type="string">
            <text:p text:style-name="P185">Glavni aktor</text:p>
          </table:table-cell>
          <table:table-cell table:style-name="Table15.B2" office:value-type="string">
            <text:p text:style-name="P177">SmartCart, baza podataka</text:p>
          </table:table-cell>
        </table:table-row>
        <table:table-row table:style-name="TableLine2825518176032">
          <table:table-cell table:style-name="Table15.A2" office:value-type="string">
            <text:p text:style-name="P185">Preduvjeti</text:p>
          </table:table-cell>
          <table:table-cell table:style-name="Table15.B2" office:value-type="string">
            <text:p text:style-name="P179">Korisnik aplikacije je trgovac</text:p>
          </table:table-cell>
        </table:table-row>
        <table:table-row table:style-name="TableLine2825518160928">
          <table:table-cell table:style-name="Table15.A2" office:value-type="string">
            <text:p text:style-name="P185">Opis osnovnog tijeka</text:p>
          </table:table-cell>
          <table:table-cell table:style-name="Table15.B2" office:value-type="string">
            <text:p text:style-name="P187"><text:span text:style-name="T161">1.) Trgovac može odlučiti ili dodati ili obrisati </text:span><text:span text:style-name="T162">namirnicu</text:span></text:p>
            <text:p text:style-name="P187"><text:span text:style-name="T161">2.)</text:span><text:span text:style-name="T163"> Server dobija zahtjev za brisanjem/dodavanjem </text:span><text:span text:style-name="T164">namirnice</text:span><text:span text:style-name="T163"> u bazu podataka</text:span><text:span text:style-name="T165">. To su obrasci</text:span></text:p>
            <text:list xml:id="list115803270823590" text:continue-numbering="true" text:style-name="L11">
              <text:list-item>
                <text:p text:style-name="P188"><text:span text:style-name="T165">UC6.</text:span><text:span text:style-name="T166">5</text:span><text:span text:style-name="T165"> za dodavanje </text:span><text:span text:style-name="T167">namirnica</text:span></text:p>
              </text:list-item>
              <text:list-item>
                <text:p text:style-name="P184">UC6.<text:span text:style-name="T203">6</text:span> za brisanje <text:span text:style-name="T204">namirnica</text:span></text:p>
              </text:list-item>
            </text:list>
            <text:p text:style-name="P182">3.) Server odlučuje o valjanosti upita i dodaje/briše <text:span text:style-name="T204">namirnic</text:span><text:span text:style-name="T205">u</text:span> iz baze podataka</text:p>
            <text:p text:style-name="P181">4.) Server javlja aplikaciji o uspjehu izvršenja zahtjeva</text:p>
          </table:table-cell>
        </table:table-row>
        <table:table-row table:style-name="TableLine2825518164768">
          <table:table-cell table:style-name="Table15.A2" office:value-type="string">
            <text:p text:style-name="P185">Opis mogućih odstupanja</text:p>
          </table:table-cell>
          <table:table-cell table:style-name="Table15.B2" office:value-type="string">
            <text:p text:style-name="P169">/</text:p>
          </table:table-cell>
        </table:table-row>
      </table:table>
      <text:p text:style-name="P170"><text:span text:style-name="Zadani_20_font_20_odlomka"><text:span text:style-name="T15"/></text:span></text:p>
      <text:p text:style-name="P170"><text:span text:style-name="Zadani_20_font_20_odlomka"><text:span text:style-name="T15"/></text:span></text:p>
      <text:p text:style-name="P172"><text:span text:style-name="Zadani_20_font_20_odlomka"><text:span text:style-name="T15"/></text:span></text:p>
      <text:p text:style-name="P33"><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11:53:49.957000000</dc:date>
    <meta:editing-cycles>247</meta:editing-cycles>
    <meta:editing-duration>PT8H30M17S</meta:editing-duration>
    <meta:document-statistic meta:table-count="15" meta:image-count="0" meta:object-count="0" meta:page-count="21" meta:paragraph-count="404" meta:word-count="2825" meta:character-count="19096" meta:non-whitespace-character-count="16687"/>
    <meta:template xlink:type="simple" xlink:actuate="onRequest" xlink:title="" xlink:href="../../../../Users/user/Downloads/PreljevStoga%20(1).odt/Normal.dotm"/>
  </office:meta>
</office:document-meta>
</file>